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]+[.C2]+[.D2]+[.E2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]+[.O2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578" calcext:value-type="float">
            <text:p>578</text:p>
          </table:table-cell>
          <table:table-cell table:formula="of:=((([.$F2]+8)*2)^2)/([.$F2]+60)" office:value-type="float" office:value="16.7536231884058" calcext:value-type="float">
            <text:p>16.7536231884058</text:p>
          </table:table-cell>
          <table:table-cell table:formula="of:=[.AC2]/[.AD2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648" calcext:value-type="float">
            <text:p>648</text:p>
          </table:table-cell>
          <table:table-cell table:formula="of:=((([.$F3]+8)*2)^2)/([.$F3]+60)" office:value-type="float" office:value="18.5142857142857" calcext:value-type="float">
            <text:p>18.5142857142857</text:p>
          </table:table-cell>
          <table:table-cell table:formula="of:=[.AC3]/[.AD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0];[.$AF$2:.$AF$350];[.AH4])" office:value-type="float" office:value="14.2180038112419" calcext:value-type="float">
            <text:p>14.2180038112419</text:p>
          </table:table-cell>
          <table:table-cell table:formula="of:=AVERAGEIFS([.$AD$2:.$AD$350];[.$AF$2:.$AF$350];[.AI4])" office:value-type="float" office:value="34.0291777153276" calcext:value-type="float">
            <text:p>34.0291777153276</text:p>
          </table:table-cell>
          <table:table-cell table:formula="of:=AVERAGEIFS([.$AD$2:.$AD$350];[.$AF$2:.$AF$350];[.AJ4])" office:value-type="float" office:value="46.1347533676628" calcext:value-type="float">
            <text:p>46.1347533676628</text:p>
          </table:table-cell>
          <table:table-cell table:formula="of:=AVERAGEIFS([.$AD$2:.$AD$350];[.$AF$2:.$AF$350];[.AK4])" office:value-type="float" office:value="60.8590679884874" calcext:value-type="float">
            <text:p>60.8590679884874</text:p>
          </table:table-cell>
          <table:table-cell table:formula="of:=AVERAGEIFS([.$AD$2:.$AD$350];[.$AF$2:.$AF$350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512" calcext:value-type="float">
            <text:p>512</text:p>
          </table:table-cell>
          <table:table-cell table:formula="of:=((([.$F5]+8)*2)^2)/([.$F5]+60)" office:value-type="float" office:value="15.0588235294118" calcext:value-type="float">
            <text:p>15.0588235294118</text:p>
          </table:table-cell>
          <table:table-cell table:formula="of:=[.AC5]/[.AD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92" calcext:value-type="float">
            <text:p>392</text:p>
          </table:table-cell>
          <table:table-cell table:formula="of:=((([.$F6]+8)*2)^2)/([.$F6]+60)" office:value-type="float" office:value="11.8787878787879" calcext:value-type="float">
            <text:p>11.8787878787879</text:p>
          </table:table-cell>
          <table:table-cell table:formula="of:=[.AC6]/[.AD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722" calcext:value-type="float">
            <text:p>722</text:p>
          </table:table-cell>
          <table:table-cell table:formula="of:=((([.$F7]+8)*2)^2)/([.$F7]+60)" office:value-type="float" office:value="20.3380281690141" calcext:value-type="float">
            <text:p>20.3380281690141</text:p>
          </table:table-cell>
          <table:table-cell table:formula="of:=[.AC7]/[.AD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450" calcext:value-type="float">
            <text:p>450</text:p>
          </table:table-cell>
          <table:table-cell table:formula="of:=((([.$F9]+8)*2)^2)/([.$F9]+60)" office:value-type="float" office:value="13.4328358208955" calcext:value-type="float">
            <text:p>13.4328358208955</text:p>
          </table:table-cell>
          <table:table-cell table:formula="of:=[.AC9]/[.AD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722" calcext:value-type="float">
            <text:p>722</text:p>
          </table:table-cell>
          <table:table-cell table:formula="of:=((([.$F10]+8)*2)^2)/([.$F10]+60)" office:value-type="float" office:value="20.3380281690141" calcext:value-type="float">
            <text:p>20.3380281690141</text:p>
          </table:table-cell>
          <table:table-cell table:formula="of:=[.AC10]/[.AD10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512" calcext:value-type="float">
            <text:p>512</text:p>
          </table:table-cell>
          <table:table-cell table:formula="of:=((([.$F12]+8)*2)^2)/([.$F12]+60)" office:value-type="float" office:value="15.0588235294118" calcext:value-type="float">
            <text:p>15.0588235294118</text:p>
          </table:table-cell>
          <table:table-cell table:formula="of:=[.AC12]/[.AD1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392" calcext:value-type="float">
            <text:p>392</text:p>
          </table:table-cell>
          <table:table-cell table:formula="of:=((([.$F13]+8)*2)^2)/([.$F13]+60)" office:value-type="float" office:value="11.8787878787879" calcext:value-type="float">
            <text:p>11.8787878787879</text:p>
          </table:table-cell>
          <table:table-cell table:formula="of:=[.AC13]/[.AD13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4]+[.C14]+[.D14]+[.E1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338" calcext:value-type="float">
            <text:p>338</text:p>
          </table:table-cell>
          <table:table-cell table:formula="of:=((([.$F14]+8)*2)^2)/([.$F14]+60)" office:value-type="float" office:value="10.4" calcext:value-type="float">
            <text:p>10.4</text:p>
          </table:table-cell>
          <table:table-cell table:formula="of:=[.AC14]/[.AD1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338" calcext:value-type="float">
            <text:p>338</text:p>
          </table:table-cell>
          <table:table-cell table:formula="of:=((([.$F16]+8)*2)^2)/([.$F16]+60)" office:value-type="float" office:value="10.4" calcext:value-type="float">
            <text:p>10.4</text:p>
          </table:table-cell>
          <table:table-cell table:formula="of:=[.AC16]/[.AD1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]+[.C17]+[.D17]+[.E17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512" calcext:value-type="float">
            <text:p>512</text:p>
          </table:table-cell>
          <table:table-cell table:formula="of:=((([.$F17]+8)*2)^2)/([.$F17]+60)" office:value-type="float" office:value="15.0588235294118" calcext:value-type="float">
            <text:p>15.0588235294118</text:p>
          </table:table-cell>
          <table:table-cell table:formula="of:=[.AC17]/[.AD1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8]+[.C18]+[.D18]+[.E18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]+[.O18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338" calcext:value-type="float">
            <text:p>338</text:p>
          </table:table-cell>
          <table:table-cell table:formula="of:=((([.$F18]+8)*2)^2)/([.$F18]+60)" office:value-type="float" office:value="10.4" calcext:value-type="float">
            <text:p>10.4</text:p>
          </table:table-cell>
          <table:table-cell table:formula="of:=[.AC18]/[.AD18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]+[.O19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392" calcext:value-type="float">
            <text:p>392</text:p>
          </table:table-cell>
          <table:table-cell table:formula="of:=((([.$F19]+8)*2)^2)/([.$F19]+60)" office:value-type="float" office:value="11.8787878787879" calcext:value-type="float">
            <text:p>11.8787878787879</text:p>
          </table:table-cell>
          <table:table-cell table:formula="of:=[.AC19]/[.AD1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648" calcext:value-type="float">
            <text:p>648</text:p>
          </table:table-cell>
          <table:table-cell table:formula="of:=((([.$F20]+8)*2)^2)/([.$F20]+60)" office:value-type="float" office:value="18.5142857142857" calcext:value-type="float">
            <text:p>18.5142857142857</text:p>
          </table:table-cell>
          <table:table-cell table:formula="of:=[.AC20]/[.AD20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648" calcext:value-type="float">
            <text:p>648</text:p>
          </table:table-cell>
          <table:table-cell table:formula="of:=((([.$F21]+8)*2)^2)/([.$F21]+60)" office:value-type="float" office:value="18.5142857142857" calcext:value-type="float">
            <text:p>18.5142857142857</text:p>
          </table:table-cell>
          <table:table-cell table:formula="of:=[.AC21]/[.AD2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]+[.O2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450" calcext:value-type="float">
            <text:p>450</text:p>
          </table:table-cell>
          <table:table-cell table:formula="of:=((([.$F23]+8)*2)^2)/([.$F23]+60)" office:value-type="float" office:value="13.4328358208955" calcext:value-type="float">
            <text:p>13.4328358208955</text:p>
          </table:table-cell>
          <table:table-cell table:formula="of:=[.AC23]/[.AD2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]+[.O24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450" calcext:value-type="float">
            <text:p>450</text:p>
          </table:table-cell>
          <table:table-cell table:formula="of:=((([.$F24]+8)*2)^2)/([.$F24]+60)" office:value-type="float" office:value="13.4328358208955" calcext:value-type="float">
            <text:p>13.4328358208955</text:p>
          </table:table-cell>
          <table:table-cell table:formula="of:=[.AC24]/[.AD2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450" calcext:value-type="float">
            <text:p>450</text:p>
          </table:table-cell>
          <table:table-cell table:formula="of:=((([.$F27]+8)*2)^2)/([.$F27]+60)" office:value-type="float" office:value="13.4328358208955" calcext:value-type="float">
            <text:p>13.4328358208955</text:p>
          </table:table-cell>
          <table:table-cell table:formula="of:=[.AC27]/[.AD2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9]+[.C29]+[.D29]+[.E2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338" calcext:value-type="float">
            <text:p>338</text:p>
          </table:table-cell>
          <table:table-cell table:formula="of:=((([.$F29]+8)*2)^2)/([.$F29]+60)" office:value-type="float" office:value="10.4" calcext:value-type="float">
            <text:p>10.4</text:p>
          </table:table-cell>
          <table:table-cell table:formula="of:=[.AC29]/[.AD2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450" calcext:value-type="float">
            <text:p>450</text:p>
          </table:table-cell>
          <table:table-cell table:formula="of:=((([.$F30]+8)*2)^2)/([.$F30]+60)" office:value-type="float" office:value="13.4328358208955" calcext:value-type="float">
            <text:p>13.4328358208955</text:p>
          </table:table-cell>
          <table:table-cell table:formula="of:=[.AC30]/[.AD3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450" calcext:value-type="float">
            <text:p>450</text:p>
          </table:table-cell>
          <table:table-cell table:formula="of:=((([.$F31]+8)*2)^2)/([.$F31]+60)" office:value-type="float" office:value="13.4328358208955" calcext:value-type="float">
            <text:p>13.4328358208955</text:p>
          </table:table-cell>
          <table:table-cell table:formula="of:=[.AC31]/[.AD3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2]+[.C32]+[.D32]+[.E3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392" calcext:value-type="float">
            <text:p>392</text:p>
          </table:table-cell>
          <table:table-cell table:formula="of:=((([.$F32]+8)*2)^2)/([.$F32]+60)" office:value-type="float" office:value="11.8787878787879" calcext:value-type="float">
            <text:p>11.8787878787879</text:p>
          </table:table-cell>
          <table:table-cell table:formula="of:=[.AC32]/[.AD3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]+[.O33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]+[.O34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512" calcext:value-type="float">
            <text:p>512</text:p>
          </table:table-cell>
          <table:table-cell table:formula="of:=((([.$F34]+8)*2)^2)/([.$F34]+60)" office:value-type="float" office:value="15.0588235294118" calcext:value-type="float">
            <text:p>15.0588235294118</text:p>
          </table:table-cell>
          <table:table-cell table:formula="of:=[.AC34]/[.AD3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]+[.C35]+[.D35]+[.E3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5]+[.O3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35]+8)^2)/5)*10" office:value-type="float" office:value="1682" calcext:value-type="float">
            <text:p>1682</text:p>
          </table:table-cell>
          <table:table-cell table:formula="of:=((([.$F35]+8)*2)^2)/([.$F35]+60)" office:value-type="float" office:value="41.5308641975309" calcext:value-type="float">
            <text:p>41.5308641975309</text:p>
          </table:table-cell>
          <table:table-cell table:formula="of:=[.AC35]/[.AD3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6]+[.C36]+[.D36]+[.E3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36]+8)^2)/5)*10" office:value-type="float" office:value="2312" calcext:value-type="float">
            <text:p>2312</text:p>
          </table:table-cell>
          <table:table-cell table:formula="of:=((([.$F36]+8)*2)^2)/([.$F36]+60)" office:value-type="float" office:value="53.7674418604651" calcext:value-type="float">
            <text:p>53.7674418604651</text:p>
          </table:table-cell>
          <table:table-cell table:formula="of:=[.AC36]/[.AD3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]+[.C37]+[.D37]+[.E37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]+[.O37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37]+8)^2)/5)*10" office:value-type="float" office:value="3042" calcext:value-type="float">
            <text:p>3042</text:p>
          </table:table-cell>
          <table:table-cell table:formula="of:=((([.$F37]+8)*2)^2)/([.$F37]+60)" office:value-type="float" office:value="66.8571428571429" calcext:value-type="float">
            <text:p>66.8571428571429</text:p>
          </table:table-cell>
          <table:table-cell table:formula="of:=[.AC37]/[.AD3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8]+[.C38]+[.D38]+[.E38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8]+[.O38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38]+8)^2)/5)*10" office:value-type="float" office:value="7200" calcext:value-type="float">
            <text:p>7200</text:p>
          </table:table-cell>
          <table:table-cell table:formula="of:=((([.$F38]+8)*2)^2)/([.$F38]+60)" office:value-type="float" office:value="128.571428571429" calcext:value-type="float">
            <text:p>128.571428571429</text:p>
          </table:table-cell>
          <table:table-cell table:formula="of:=[.AC38]/[.AD3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9]+[.C39]+[.D39]+[.E39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9]+[.O39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1152" calcext:value-type="float">
            <text:p>1152</text:p>
          </table:table-cell>
          <table:table-cell table:formula="of:=((([.$F39]+8)*2)^2)/([.$F39]+60)" office:value-type="float" office:value="30.3157894736842" calcext:value-type="float">
            <text:p>30.3157894736842</text:p>
          </table:table-cell>
          <table:table-cell table:formula="of:=[.AC39]/[.AD3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1458" calcext:value-type="float">
            <text:p>1458</text:p>
          </table:table-cell>
          <table:table-cell table:formula="of:=((([.$F40]+8)*2)^2)/([.$F40]+60)" office:value-type="float" office:value="36.9113924050633" calcext:value-type="float">
            <text:p>36.9113924050633</text:p>
          </table:table-cell>
          <table:table-cell table:formula="of:=[.AC40]/[.AD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+[.C41]+[.D41]+[.E41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1352" calcext:value-type="float">
            <text:p>1352</text:p>
          </table:table-cell>
          <table:table-cell table:formula="of:=((([.$F41]+8)*2)^2)/([.$F41]+60)" office:value-type="float" office:value="34.6666666666667" calcext:value-type="float">
            <text:p>34.6666666666667</text:p>
          </table:table-cell>
          <table:table-cell table:formula="of:=[.AC41]/[.AD4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2]+8)^2)/5)*10" office:value-type="float" office:value="1800" calcext:value-type="float">
            <text:p>1800</text:p>
          </table:table-cell>
          <table:table-cell table:formula="of:=((([.$F42]+8)*2)^2)/([.$F42]+60)" office:value-type="float" office:value="43.9024390243903" calcext:value-type="float">
            <text:p>43.9024390243903</text:p>
          </table:table-cell>
          <table:table-cell table:formula="of:=[.AC42]/[.AD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3]+8)^2)/5)*10" office:value-type="float" office:value="2048" calcext:value-type="float">
            <text:p>2048</text:p>
          </table:table-cell>
          <table:table-cell table:formula="of:=((([.$F43]+8)*2)^2)/([.$F43]+60)" office:value-type="float" office:value="48.7619047619048" calcext:value-type="float">
            <text:p>48.7619047619048</text:p>
          </table:table-cell>
          <table:table-cell table:formula="of:=[.AC43]/[.AD4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4]+[.C44]+[.D44]+[.E4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4]+8)^2)/5)*10" office:value-type="float" office:value="2048" calcext:value-type="float">
            <text:p>2048</text:p>
          </table:table-cell>
          <table:table-cell table:formula="of:=((([.$F44]+8)*2)^2)/([.$F44]+60)" office:value-type="float" office:value="48.7619047619048" calcext:value-type="float">
            <text:p>48.7619047619048</text:p>
          </table:table-cell>
          <table:table-cell table:formula="of:=[.AC44]/[.AD4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5]+[.C45]+[.D45]+[.E45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5]+[.O45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5]+8)^2)/5)*10" office:value-type="float" office:value="3042" calcext:value-type="float">
            <text:p>3042</text:p>
          </table:table-cell>
          <table:table-cell table:formula="of:=((([.$F45]+8)*2)^2)/([.$F45]+60)" office:value-type="float" office:value="66.8571428571429" calcext:value-type="float">
            <text:p>66.8571428571429</text:p>
          </table:table-cell>
          <table:table-cell table:formula="of:=[.AC45]/[.AD4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6]+8)^2)/5)*10" office:value-type="float" office:value="3200" calcext:value-type="float">
            <text:p>3200</text:p>
          </table:table-cell>
          <table:table-cell table:formula="of:=((([.$F46]+8)*2)^2)/([.$F46]+60)" office:value-type="float" office:value="69.5652173913043" calcext:value-type="float">
            <text:p>69.5652173913043</text:p>
          </table:table-cell>
          <table:table-cell table:formula="of:=[.AC46]/[.AD4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7]+[.O4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8]+8)^2)/5)*10" office:value-type="float" office:value="1458" calcext:value-type="float">
            <text:p>1458</text:p>
          </table:table-cell>
          <table:table-cell table:formula="of:=((([.$F48]+8)*2)^2)/([.$F48]+60)" office:value-type="float" office:value="36.9113924050633" calcext:value-type="float">
            <text:p>36.9113924050633</text:p>
          </table:table-cell>
          <table:table-cell table:formula="of:=[.AC48]/[.AD4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9]+[.C49]+[.D49]+[.E4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9]+8)^2)/5)*10" office:value-type="float" office:value="1682" calcext:value-type="float">
            <text:p>1682</text:p>
          </table:table-cell>
          <table:table-cell table:formula="of:=((([.$F49]+8)*2)^2)/([.$F49]+60)" office:value-type="float" office:value="41.5308641975309" calcext:value-type="float">
            <text:p>41.5308641975309</text:p>
          </table:table-cell>
          <table:table-cell table:formula="of:=[.AC49]/[.AD4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0]+[.C50]+[.D50]+[.E50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0]+[.O50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800" calcext:value-type="float">
            <text:p>1800</text:p>
          </table:table-cell>
          <table:table-cell table:formula="of:=((([.$F50]+8)*2)^2)/([.$F50]+60)" office:value-type="float" office:value="43.9024390243903" calcext:value-type="float">
            <text:p>43.9024390243903</text:p>
          </table:table-cell>
          <table:table-cell table:formula="of:=[.AC50]/[.AD5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682" calcext:value-type="float">
            <text:p>1682</text:p>
          </table:table-cell>
          <table:table-cell table:formula="of:=((([.$F51]+8)*2)^2)/([.$F51]+60)" office:value-type="float" office:value="41.5308641975309" calcext:value-type="float">
            <text:p>41.5308641975309</text:p>
          </table:table-cell>
          <table:table-cell table:formula="of:=[.AC51]/[.AD5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2]+[.C52]+[.D52]+[.E5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2]+[.O5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2]+8)^2)/5)*10" office:value-type="float" office:value="2450" calcext:value-type="float">
            <text:p>2450</text:p>
          </table:table-cell>
          <table:table-cell table:formula="of:=((([.$F52]+8)*2)^2)/([.$F52]+60)" office:value-type="float" office:value="56.3218390804598" calcext:value-type="float">
            <text:p>56.3218390804598</text:p>
          </table:table-cell>
          <table:table-cell table:formula="of:=[.AC52]/[.AD5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5" calcext:value-type="float">
            <text:p>6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3]+8)^2)/5)*10" office:value-type="float" office:value="2738" calcext:value-type="float">
            <text:p>2738</text:p>
          </table:table-cell>
          <table:table-cell table:formula="of:=((([.$F53]+8)*2)^2)/([.$F53]+60)" office:value-type="float" office:value="61.5280898876405" calcext:value-type="float">
            <text:p>61.5280898876405</text:p>
          </table:table-cell>
          <table:table-cell table:formula="of:=[.AC53]/[.AD53]"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54]+[.C54]+[.D54]+[.E54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4]+[.O54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54]+8)^2)/5)*10" office:value-type="float" office:value="6728" calcext:value-type="float">
            <text:p>6728</text:p>
          </table:table-cell>
          <table:table-cell table:formula="of:=((([.$F54]+8)*2)^2)/([.$F54]+60)" office:value-type="float" office:value="122.327272727273" calcext:value-type="float">
            <text:p>122.327272727273</text:p>
          </table:table-cell>
          <table:table-cell table:formula="of:=[.AC54]/[.AD54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968" calcext:value-type="float">
            <text:p>968</text:p>
          </table:table-cell>
          <table:table-cell table:formula="of:=((([.$F55]+8)*2)^2)/([.$F55]+60)" office:value-type="float" office:value="26.1621621621622" calcext:value-type="float">
            <text:p>26.1621621621622</text:p>
          </table:table-cell>
          <table:table-cell table:formula="of:=[.AC55]/[.AD5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6]+[.O5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56]+8)^2)/5)*10" office:value-type="float" office:value="1352" calcext:value-type="float">
            <text:p>1352</text:p>
          </table:table-cell>
          <table:table-cell table:formula="of:=((([.$F56]+8)*2)^2)/([.$F56]+60)" office:value-type="float" office:value="34.6666666666667" calcext:value-type="float">
            <text:p>34.6666666666667</text:p>
          </table:table-cell>
          <table:table-cell table:formula="of:=[.AC56]/[.AD56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7]+[.C57]+[.D57]+[.E5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7]+[.O57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7]+8)^2)/5)*10" office:value-type="float" office:value="2738" calcext:value-type="float">
            <text:p>2738</text:p>
          </table:table-cell>
          <table:table-cell table:formula="of:=((([.$F57]+8)*2)^2)/([.$F57]+60)" office:value-type="float" office:value="61.5280898876405" calcext:value-type="float">
            <text:p>61.5280898876405</text:p>
          </table:table-cell>
          <table:table-cell table:formula="of:=[.AC57]/[.AD5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8]+[.C58]+[.D58]+[.E5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8]+8)^2)/5)*10" office:value-type="float" office:value="5000" calcext:value-type="float">
            <text:p>5000</text:p>
          </table:table-cell>
          <table:table-cell table:formula="of:=((([.$F58]+8)*2)^2)/([.$F58]+60)" office:value-type="float" office:value="98.0392156862745" calcext:value-type="float">
            <text:p>98.0392156862745</text:p>
          </table:table-cell>
          <table:table-cell table:formula="of:=[.AC58]/[.AD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9]+[.C59]+[.D59]+[.E59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9]+8)^2)/5)*10" office:value-type="float" office:value="5618" calcext:value-type="float">
            <text:p>5618</text:p>
          </table:table-cell>
          <table:table-cell table:formula="of:=((([.$F59]+8)*2)^2)/([.$F59]+60)" office:value-type="float" office:value="107.009523809524" calcext:value-type="float">
            <text:p>107.009523809524</text:p>
          </table:table-cell>
          <table:table-cell table:formula="of:=[.AC59]/[.AD5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0]+[.C60]+[.D60]+[.E6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458" calcext:value-type="float">
            <text:p>1458</text:p>
          </table:table-cell>
          <table:table-cell table:formula="of:=((([.$F60]+8)*2)^2)/([.$F60]+60)" office:value-type="float" office:value="36.9113924050633" calcext:value-type="float">
            <text:p>36.9113924050633</text:p>
          </table:table-cell>
          <table:table-cell table:formula="of:=[.AC60]/[.AD6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1]+[.C61]+[.D61]+[.E61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568" calcext:value-type="float">
            <text:p>1568</text:p>
          </table:table-cell>
          <table:table-cell table:formula="of:=((([.$F61]+8)*2)^2)/([.$F61]+60)" office:value-type="float" office:value="39.2" calcext:value-type="float">
            <text:p>39.2</text:p>
          </table:table-cell>
          <table:table-cell table:formula="of:=[.AC61]/[.AD6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2]+[.C62]+[.D62]+[.E62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62]+8)^2)/5)*10" office:value-type="float" office:value="2178" calcext:value-type="float">
            <text:p>2178</text:p>
          </table:table-cell>
          <table:table-cell table:formula="of:=((([.$F62]+8)*2)^2)/([.$F62]+60)" office:value-type="float" office:value="51.2470588235294" calcext:value-type="float">
            <text:p>51.2470588235294</text:p>
          </table:table-cell>
          <table:table-cell table:formula="of:=[.AC62]/[.AD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3]+[.C63]+[.D63]+[.E6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3]+8)^2)/5)*10" office:value-type="float" office:value="2888" calcext:value-type="float">
            <text:p>2888</text:p>
          </table:table-cell>
          <table:table-cell table:formula="of:=((([.$F63]+8)*2)^2)/([.$F63]+60)" office:value-type="float" office:value="64.1777777777778" calcext:value-type="float">
            <text:p>64.1777777777778</text:p>
          </table:table-cell>
          <table:table-cell table:formula="of:=[.AC63]/[.AD6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4]+[.C64]+[.D64]+[.E6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4]+8)^2)/5)*10" office:value-type="float" office:value="3200" calcext:value-type="float">
            <text:p>3200</text:p>
          </table:table-cell>
          <table:table-cell table:formula="of:=((([.$F64]+8)*2)^2)/([.$F64]+60)" office:value-type="float" office:value="69.5652173913043" calcext:value-type="float">
            <text:p>69.5652173913043</text:p>
          </table:table-cell>
          <table:table-cell table:formula="of:=[.AC64]/[.AD6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5]+[.O65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152" calcext:value-type="float">
            <text:p>1152</text:p>
          </table:table-cell>
          <table:table-cell table:formula="of:=((([.$F65]+8)*2)^2)/([.$F65]+60)" office:value-type="float" office:value="30.3157894736842" calcext:value-type="float">
            <text:p>30.3157894736842</text:p>
          </table:table-cell>
          <table:table-cell table:formula="of:=[.AC65]/[.AD6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66]+8)^2)/5)*10" office:value-type="float" office:value="1800" calcext:value-type="float">
            <text:p>1800</text:p>
          </table:table-cell>
          <table:table-cell table:formula="of:=((([.$F66]+8)*2)^2)/([.$F66]+60)" office:value-type="float" office:value="43.9024390243903" calcext:value-type="float">
            <text:p>43.9024390243903</text:p>
          </table:table-cell>
          <table:table-cell table:formula="of:=[.AC66]/[.AD6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7]+[.C67]+[.D67]+[.E6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67]+[.O67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67]+8)^2)/5)*10" office:value-type="float" office:value="2592" calcext:value-type="float">
            <text:p>2592</text:p>
          </table:table-cell>
          <table:table-cell table:formula="of:=((([.$F67]+8)*2)^2)/([.$F67]+60)" office:value-type="float" office:value="58.9090909090909" calcext:value-type="float">
            <text:p>58.9090909090909</text:p>
          </table:table-cell>
          <table:table-cell table:formula="of:=[.AC67]/[.AD6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8]+[.C68]+[.D68]+[.E68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8]+[.O68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458" calcext:value-type="float">
            <text:p>1458</text:p>
          </table:table-cell>
          <table:table-cell table:formula="of:=((([.$F68]+8)*2)^2)/([.$F68]+60)" office:value-type="float" office:value="36.9113924050633" calcext:value-type="float">
            <text:p>36.9113924050633</text:p>
          </table:table-cell>
          <table:table-cell table:formula="of:=[.AC68]/[.AD6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152" calcext:value-type="float">
            <text:p>1152</text:p>
          </table:table-cell>
          <table:table-cell table:formula="of:=((([.$F69]+8)*2)^2)/([.$F69]+60)" office:value-type="float" office:value="30.3157894736842" calcext:value-type="float">
            <text:p>30.3157894736842</text:p>
          </table:table-cell>
          <table:table-cell table:formula="of:=[.AC69]/[.AD6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70]+8)^2)/5)*10" office:value-type="float" office:value="1568" calcext:value-type="float">
            <text:p>1568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table:formula="of:=[.AC70]/[.AD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1]+[.C71]+[.D71]+[.E7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71]+8)^2)/5)*10" office:value-type="float" office:value="2312" calcext:value-type="float">
            <text:p>2312</text:p>
          </table:table-cell>
          <table:table-cell table:formula="of:=((([.$F71]+8)*2)^2)/([.$F71]+60)" office:value-type="float" office:value="53.7674418604651" calcext:value-type="float">
            <text:p>53.7674418604651</text:p>
          </table:table-cell>
          <table:table-cell table:formula="of:=[.AC71]/[.AD7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3]+[.C73]+[.D73]+[.E7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73]+8)^2)/5)*10" office:value-type="float" office:value="2450" calcext:value-type="float">
            <text:p>2450</text:p>
          </table:table-cell>
          <table:table-cell table:formula="of:=((([.$F73]+8)*2)^2)/([.$F73]+60)" office:value-type="float" office:value="56.3218390804598" calcext:value-type="float">
            <text:p>56.3218390804598</text:p>
          </table:table-cell>
          <table:table-cell table:formula="of:=[.AC73]/[.AD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6]+[.C76]+[.D76]+[.E7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6]+8)^2)/5)*10" office:value-type="float" office:value="2738" calcext:value-type="float">
            <text:p>2738</text:p>
          </table:table-cell>
          <table:table-cell table:formula="of:=((([.$F76]+8)*2)^2)/([.$F76]+60)" office:value-type="float" office:value="61.5280898876405" calcext:value-type="float">
            <text:p>61.5280898876405</text:p>
          </table:table-cell>
          <table:table-cell table:formula="of:=[.AC76]/[.AD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7]+[.C77]+[.D77]+[.E7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7]+8)^2)/5)*10" office:value-type="float" office:value="2178" calcext:value-type="float">
            <text:p>2178</text:p>
          </table:table-cell>
          <table:table-cell table:formula="of:=((([.$F77]+8)*2)^2)/([.$F77]+60)" office:value-type="float" office:value="51.2470588235294" calcext:value-type="float">
            <text:p>51.2470588235294</text:p>
          </table:table-cell>
          <table:table-cell table:formula="of:=[.AC77]/[.AD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78]+[.C78]+[.D78]+[.E7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78]+8)^2)/5)*10" office:value-type="float" office:value="7200" calcext:value-type="float">
            <text:p>7200</text:p>
          </table:table-cell>
          <table:table-cell table:formula="of:=((([.$F78]+8)*2)^2)/([.$F78]+60)" office:value-type="float" office:value="128.571428571429" calcext:value-type="float">
            <text:p>128.571428571429</text:p>
          </table:table-cell>
          <table:table-cell table:formula="of:=[.AC78]/[.AD7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9]+[.C79]+[.D79]+[.E7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152" calcext:value-type="float">
            <text:p>1152</text:p>
          </table:table-cell>
          <table:table-cell table:formula="of:=((([.$F79]+8)*2)^2)/([.$F79]+60)" office:value-type="float" office:value="30.3157894736842" calcext:value-type="float">
            <text:p>30.3157894736842</text:p>
          </table:table-cell>
          <table:table-cell table:formula="of:=[.AC79]/[.AD7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80]+8)^2)/5)*10" office:value-type="float" office:value="1458" calcext:value-type="float">
            <text:p>1458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table:formula="of:=[.AC80]/[.AD8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2]+8)^2)/5)*10" office:value-type="float" office:value="2048" calcext:value-type="float">
            <text:p>2048</text:p>
          </table:table-cell>
          <table:table-cell table:formula="of:=((([.$F82]+8)*2)^2)/([.$F82]+60)" office:value-type="float" office:value="48.7619047619048" calcext:value-type="float">
            <text:p>48.7619047619048</text:p>
          </table:table-cell>
          <table:table-cell table:formula="of:=[.AC82]/[.AD8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3]+[.C83]+[.D83]+[.E8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3]+[.O83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3]+8)^2)/5)*10" office:value-type="float" office:value="1922" calcext:value-type="float">
            <text:p>1922</text:p>
          </table:table-cell>
          <table:table-cell table:formula="of:=((([.$F83]+8)*2)^2)/([.$F83]+60)" office:value-type="float" office:value="46.3132530120482" calcext:value-type="float">
            <text:p>46.3132530120482</text:p>
          </table:table-cell>
          <table:table-cell table:formula="of:=[.AC83]/[.AD8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250" calcext:value-type="float">
            <text:p>1250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table:formula="of:=[.AC84]/[.AD8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5]+8)^2)/5)*10" office:value-type="float" office:value="2312" calcext:value-type="float">
            <text:p>2312</text:p>
          </table:table-cell>
          <table:table-cell table:formula="of:=((([.$F85]+8)*2)^2)/([.$F85]+60)" office:value-type="float" office:value="53.7674418604651" calcext:value-type="float">
            <text:p>53.7674418604651</text:p>
          </table:table-cell>
          <table:table-cell table:formula="of:=[.AC85]/[.AD8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352" calcext:value-type="float">
            <text:p>1352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table:formula="of:=[.AC86]/[.AD8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7]+[.O8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7]+8)^2)/5)*10" office:value-type="float" office:value="2048" calcext:value-type="float">
            <text:p>2048</text:p>
          </table:table-cell>
          <table:table-cell table:formula="of:=((([.$F87]+8)*2)^2)/([.$F87]+60)" office:value-type="float" office:value="48.7619047619048" calcext:value-type="float">
            <text:p>48.7619047619048</text:p>
          </table:table-cell>
          <table:table-cell table:formula="of:=[.AC87]/[.AD8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8]+8)^2)/5)*10" office:value-type="float" office:value="1922" calcext:value-type="float">
            <text:p>1922</text:p>
          </table:table-cell>
          <table:table-cell table:formula="of:=((([.$F88]+8)*2)^2)/([.$F88]+60)" office:value-type="float" office:value="46.3132530120482" calcext:value-type="float">
            <text:p>46.3132530120482</text:p>
          </table:table-cell>
          <table:table-cell table:formula="of:=[.AC88]/[.AD8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9]+[.O8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89]+8)^2)/5)*10" office:value-type="float" office:value="2738" calcext:value-type="float">
            <text:p>2738</text:p>
          </table:table-cell>
          <table:table-cell table:formula="of:=((([.$F89]+8)*2)^2)/([.$F89]+60)" office:value-type="float" office:value="61.5280898876405" calcext:value-type="float">
            <text:p>61.5280898876405</text:p>
          </table:table-cell>
          <table:table-cell table:formula="of:=[.AC89]/[.AD8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0]+[.C90]+[.D90]+[.E90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0]+[.O9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90]+8)^2)/5)*10" office:value-type="float" office:value="1682" calcext:value-type="float">
            <text:p>1682</text:p>
          </table:table-cell>
          <table:table-cell table:formula="of:=((([.$F90]+8)*2)^2)/([.$F90]+60)" office:value-type="float" office:value="41.5308641975309" calcext:value-type="float">
            <text:p>41.5308641975309</text:p>
          </table:table-cell>
          <table:table-cell table:formula="of:=[.AC90]/[.AD9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1]+[.C91]+[.D91]+[.E9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968" calcext:value-type="float">
            <text:p>968</text:p>
          </table:table-cell>
          <table:table-cell table:formula="of:=((([.$F91]+8)*2)^2)/([.$F91]+60)" office:value-type="float" office:value="26.1621621621622" calcext:value-type="float">
            <text:p>26.1621621621622</text:p>
          </table:table-cell>
          <table:table-cell table:formula="of:=[.AC91]/[.AD9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2]+[.O9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2]+8)^2)/5)*10" office:value-type="float" office:value="1800" calcext:value-type="float">
            <text:p>1800</text:p>
          </table:table-cell>
          <table:table-cell table:formula="of:=((([.$F92]+8)*2)^2)/([.$F92]+60)" office:value-type="float" office:value="43.9024390243903" calcext:value-type="float">
            <text:p>43.9024390243903</text:p>
          </table:table-cell>
          <table:table-cell table:formula="of:=[.AC92]/[.AD9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3]+[.C93]+[.D93]+[.E9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3]+[.O9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250" calcext:value-type="float">
            <text:p>1250</text:p>
          </table:table-cell>
          <table:table-cell table:formula="of:=((([.$F93]+8)*2)^2)/([.$F93]+60)" office:value-type="float" office:value="32.4675324675325" calcext:value-type="float">
            <text:p>32.4675324675325</text:p>
          </table:table-cell>
          <table:table-cell table:formula="of:=[.AC93]/[.AD9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4]+[.O94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800" calcext:value-type="float">
            <text:p>1800</text:p>
          </table:table-cell>
          <table:table-cell table:formula="of:=((([.$F94]+8)*2)^2)/([.$F94]+60)" office:value-type="float" office:value="43.9024390243903" calcext:value-type="float">
            <text:p>43.9024390243903</text:p>
          </table:table-cell>
          <table:table-cell table:formula="of:=[.AC94]/[.AD9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058" calcext:value-type="float">
            <text:p>1058</text:p>
          </table:table-cell>
          <table:table-cell table:formula="of:=((([.$F95]+8)*2)^2)/([.$F95]+60)" office:value-type="float" office:value="28.2133333333333" calcext:value-type="float">
            <text:p>28.2133333333333</text:p>
          </table:table-cell>
          <table:table-cell table:formula="of:=[.AC95]/[.AD9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7]+[.C97]+[.D97]+[.E97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97]+8)^2)/5)*10" office:value-type="float" office:value="3200" calcext:value-type="float">
            <text:p>3200</text:p>
          </table:table-cell>
          <table:table-cell table:formula="of:=((([.$F97]+8)*2)^2)/([.$F97]+60)" office:value-type="float" office:value="69.5652173913043" calcext:value-type="float">
            <text:p>69.5652173913043</text:p>
          </table:table-cell>
          <table:table-cell table:formula="of:=[.AC97]/[.AD9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8]+[.C98]+[.D98]+[.E98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250" calcext:value-type="float">
            <text:p>1250</text:p>
          </table:table-cell>
          <table:table-cell table:formula="of:=((([.$F98]+8)*2)^2)/([.$F98]+60)" office:value-type="float" office:value="32.4675324675325" calcext:value-type="float">
            <text:p>32.4675324675325</text:p>
          </table:table-cell>
          <table:table-cell table:formula="of:=[.AC98]/[.AD9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922" calcext:value-type="float">
            <text:p>1922</text:p>
          </table:table-cell>
          <table:table-cell table:formula="of:=((([.$F99]+8)*2)^2)/([.$F99]+60)" office:value-type="float" office:value="46.3132530120482" calcext:value-type="float">
            <text:p>46.3132530120482</text:p>
          </table:table-cell>
          <table:table-cell table:formula="of:=[.AC99]/[.AD9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00]+8)^2)/5)*10" office:value-type="float" office:value="2738" calcext:value-type="float">
            <text:p>2738</text:p>
          </table:table-cell>
          <table:table-cell table:formula="of:=((([.$F100]+8)*2)^2)/([.$F100]+60)" office:value-type="float" office:value="61.5280898876405" calcext:value-type="float">
            <text:p>61.5280898876405</text:p>
          </table:table-cell>
          <table:table-cell table:formula="of:=[.AC100]/[.AD1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1]+[.C101]+[.D101]+[.E10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152" calcext:value-type="float">
            <text:p>1152</text:p>
          </table:table-cell>
          <table:table-cell table:formula="of:=((([.$F101]+8)*2)^2)/([.$F101]+60)" office:value-type="float" office:value="30.3157894736842" calcext:value-type="float">
            <text:p>30.3157894736842</text:p>
          </table:table-cell>
          <table:table-cell table:formula="of:=[.AC101]/[.AD10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3]+[.O10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800" calcext:value-type="float">
            <text:p>1800</text:p>
          </table:table-cell>
          <table:table-cell table:formula="of:=((([.$F103]+8)*2)^2)/([.$F103]+60)" office:value-type="float" office:value="43.9024390243903" calcext:value-type="float">
            <text:p>43.9024390243903</text:p>
          </table:table-cell>
          <table:table-cell table:formula="of:=[.AC103]/[.AD10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4]+8)^2)/5)*10" office:value-type="float" office:value="2888" calcext:value-type="float">
            <text:p>2888</text:p>
          </table:table-cell>
          <table:table-cell table:formula="of:=((([.$F104]+8)*2)^2)/([.$F104]+60)" office:value-type="float" office:value="64.1777777777778" calcext:value-type="float">
            <text:p>64.1777777777778</text:p>
          </table:table-cell>
          <table:table-cell table:formula="of:=[.AC104]/[.AD10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5]+[.O105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06]+[.C106]+[.D106]+[.E10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6]+[.O106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06]+8)^2)/5)*10" office:value-type="float" office:value="2592" calcext:value-type="float">
            <text:p>2592</text:p>
          </table:table-cell>
          <table:table-cell table:formula="of:=((([.$F106]+8)*2)^2)/([.$F106]+60)" office:value-type="float" office:value="58.9090909090909" calcext:value-type="float">
            <text:p>58.9090909090909</text:p>
          </table:table-cell>
          <table:table-cell table:formula="of:=[.AC106]/[.AD10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7]+8)^2)/5)*10" office:value-type="float" office:value="1250" calcext:value-type="float">
            <text:p>1250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table:formula="of:=[.AC107]/[.AD10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922" calcext:value-type="float">
            <text:p>1922</text:p>
          </table:table-cell>
          <table:table-cell table:formula="of:=((([.$F108]+8)*2)^2)/([.$F108]+60)" office:value-type="float" office:value="46.3132530120482" calcext:value-type="float">
            <text:p>46.3132530120482</text:p>
          </table:table-cell>
          <table:table-cell table:formula="of:=[.AC108]/[.AD10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9]+[.O10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9]+8)^2)/5)*10" office:value-type="float" office:value="1250" calcext:value-type="float">
            <text:p>1250</text:p>
          </table:table-cell>
          <table:table-cell table:formula="of:=((([.$F109]+8)*2)^2)/([.$F109]+60)" office:value-type="float" office:value="32.4675324675325" calcext:value-type="float">
            <text:p>32.4675324675325</text:p>
          </table:table-cell>
          <table:table-cell table:formula="of:=[.AC109]/[.AD10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0]+[.O110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0]+8)^2)/5)*10" office:value-type="float" office:value="1152" calcext:value-type="float">
            <text:p>1152</text:p>
          </table:table-cell>
          <table:table-cell table:formula="of:=((([.$F110]+8)*2)^2)/([.$F110]+60)" office:value-type="float" office:value="30.3157894736842" calcext:value-type="float">
            <text:p>30.3157894736842</text:p>
          </table:table-cell>
          <table:table-cell table:formula="of:=[.AC110]/[.AD1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3]+[.O113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13]+8)^2)/5)*10" office:value-type="float" office:value="1058" calcext:value-type="float">
            <text:p>1058</text:p>
          </table:table-cell>
          <table:table-cell table:formula="of:=((([.$F113]+8)*2)^2)/([.$F113]+60)" office:value-type="float" office:value="28.2133333333333" calcext:value-type="float">
            <text:p>28.2133333333333</text:p>
          </table:table-cell>
          <table:table-cell table:formula="of:=[.AC113]/[.AD11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4]+[.C114]+[.D114]+[.E11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4]+[.O11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800" calcext:value-type="float">
            <text:p>1800</text:p>
          </table:table-cell>
          <table:table-cell table:formula="of:=((([.$F114]+8)*2)^2)/([.$F114]+60)" office:value-type="float" office:value="43.9024390243903" calcext:value-type="float">
            <text:p>43.9024390243903</text:p>
          </table:table-cell>
          <table:table-cell table:formula="of:=[.AC114]/[.AD11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5]+[.C115]+[.D115]+[.E11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922" calcext:value-type="float">
            <text:p>1922</text:p>
          </table:table-cell>
          <table:table-cell table:formula="of:=((([.$F115]+8)*2)^2)/([.$F115]+60)" office:value-type="float" office:value="46.3132530120482" calcext:value-type="float">
            <text:p>46.3132530120482</text:p>
          </table:table-cell>
          <table:table-cell table:formula="of:=[.AC115]/[.AD11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6]+[.C116]+[.D116]+[.E116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16]+8)^2)/5)*10" office:value-type="float" office:value="2592" calcext:value-type="float">
            <text:p>2592</text:p>
          </table:table-cell>
          <table:table-cell table:formula="of:=((([.$F116]+8)*2)^2)/([.$F116]+60)" office:value-type="float" office:value="58.9090909090909" calcext:value-type="float">
            <text:p>58.9090909090909</text:p>
          </table:table-cell>
          <table:table-cell table:formula="of:=[.AC116]/[.AD1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7]+[.C117]+[.D117]+[.E11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17]+8)^2)/5)*10" office:value-type="float" office:value="5618" calcext:value-type="float">
            <text:p>5618</text:p>
          </table:table-cell>
          <table:table-cell table:formula="of:=((([.$F117]+8)*2)^2)/([.$F117]+60)" office:value-type="float" office:value="107.009523809524" calcext:value-type="float">
            <text:p>107.009523809524</text:p>
          </table:table-cell>
          <table:table-cell table:formula="of:=[.AC117]/[.AD11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8]+[.C118]+[.D118]+[.E118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8]+[.O118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18]+8)^2)/5)*10" office:value-type="float" office:value="1152" calcext:value-type="float">
            <text:p>1152</text:p>
          </table:table-cell>
          <table:table-cell table:formula="of:=((([.$F118]+8)*2)^2)/([.$F118]+60)" office:value-type="float" office:value="30.3157894736842" calcext:value-type="float">
            <text:p>30.3157894736842</text:p>
          </table:table-cell>
          <table:table-cell table:formula="of:=[.AC118]/[.AD11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20]+[.C120]+[.D120]+[.E12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20]+8)^2)/5)*10" office:value-type="float" office:value="2450" calcext:value-type="float">
            <text:p>2450</text:p>
          </table:table-cell>
          <table:table-cell table:formula="of:=((([.$F120]+8)*2)^2)/([.$F120]+60)" office:value-type="float" office:value="56.3218390804598" calcext:value-type="float">
            <text:p>56.3218390804598</text:p>
          </table:table-cell>
          <table:table-cell table:formula="of:=[.AC120]/[.AD12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1]+[.C121]+[.D121]+[.E12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1]+[.O121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1]+8)^2)/5)*10" office:value-type="float" office:value="1352" calcext:value-type="float">
            <text:p>1352</text:p>
          </table:table-cell>
          <table:table-cell table:formula="of:=((([.$F121]+8)*2)^2)/([.$F121]+60)" office:value-type="float" office:value="34.6666666666667" calcext:value-type="float">
            <text:p>34.6666666666667</text:p>
          </table:table-cell>
          <table:table-cell table:formula="of:=[.AC121]/[.AD12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2]+[.C122]+[.D122]+[.E12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458" calcext:value-type="float">
            <text:p>1458</text:p>
          </table:table-cell>
          <table:table-cell table:formula="of:=((([.$F122]+8)*2)^2)/([.$F122]+60)" office:value-type="float" office:value="36.9113924050633" calcext:value-type="float">
            <text:p>36.9113924050633</text:p>
          </table:table-cell>
          <table:table-cell table:formula="of:=[.AC122]/[.AD12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3]+[.C123]+[.D123]+[.E12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800" calcext:value-type="float">
            <text:p>1800</text:p>
          </table:table-cell>
          <table:table-cell table:formula="of:=((([.$F123]+8)*2)^2)/([.$F123]+60)" office:value-type="float" office:value="43.9024390243903" calcext:value-type="float">
            <text:p>43.9024390243903</text:p>
          </table:table-cell>
          <table:table-cell table:formula="of:=[.AC123]/[.AD12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5]+[.C125]+[.D125]+[.E12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5]+[.O125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5]+8)^2)/5)*10" office:value-type="float" office:value="2178" calcext:value-type="float">
            <text:p>2178</text:p>
          </table:table-cell>
          <table:table-cell table:formula="of:=((([.$F125]+8)*2)^2)/([.$F125]+60)" office:value-type="float" office:value="51.2470588235294" calcext:value-type="float">
            <text:p>51.2470588235294</text:p>
          </table:table-cell>
          <table:table-cell table:formula="of:=[.AC125]/[.AD12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6]+8)^2)/5)*10" office:value-type="float" office:value="2048" calcext:value-type="float">
            <text:p>2048</text:p>
          </table:table-cell>
          <table:table-cell table:formula="of:=((([.$F126]+8)*2)^2)/([.$F126]+60)" office:value-type="float" office:value="48.7619047619048" calcext:value-type="float">
            <text:p>48.7619047619048</text:p>
          </table:table-cell>
          <table:table-cell table:formula="of:=[.AC126]/[.AD12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7]+[.C127]+[.D127]+[.E12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7]+8)^2)/5)*10" office:value-type="float" office:value="968" calcext:value-type="float">
            <text:p>968</text:p>
          </table:table-cell>
          <table:table-cell table:formula="of:=((([.$F127]+8)*2)^2)/([.$F127]+60)" office:value-type="float" office:value="26.1621621621622" calcext:value-type="float">
            <text:p>26.1621621621622</text:p>
          </table:table-cell>
          <table:table-cell table:formula="of:=[.AC127]/[.AD12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28]+[.C128]+[.D128]+[.E12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8]+[.O12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2048" calcext:value-type="float">
            <text:p>2048</text:p>
          </table:table-cell>
          <table:table-cell table:formula="of:=((([.$F128]+8)*2)^2)/([.$F128]+60)" office:value-type="float" office:value="48.7619047619048" calcext:value-type="float">
            <text:p>48.7619047619048</text:p>
          </table:table-cell>
          <table:table-cell table:formula="of:=[.AC128]/[.AD1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29]+[.C129]+[.D129]+[.E129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9]+[.O12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29]+8)^2)/5)*10" office:value-type="float" office:value="3042" calcext:value-type="float">
            <text:p>3042</text:p>
          </table:table-cell>
          <table:table-cell table:formula="of:=((([.$F129]+8)*2)^2)/([.$F129]+60)" office:value-type="float" office:value="66.8571428571429" calcext:value-type="float">
            <text:p>66.8571428571429</text:p>
          </table:table-cell>
          <table:table-cell table:formula="of:=[.AC129]/[.AD12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0]+[.O130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30]+8)^2)/5)*10" office:value-type="float" office:value="1152" calcext:value-type="float">
            <text:p>1152</text:p>
          </table:table-cell>
          <table:table-cell table:formula="of:=((([.$F130]+8)*2)^2)/([.$F130]+60)" office:value-type="float" office:value="30.3157894736842" calcext:value-type="float">
            <text:p>30.3157894736842</text:p>
          </table:table-cell>
          <table:table-cell table:formula="of:=[.AC130]/[.AD13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922" calcext:value-type="float">
            <text:p>1922</text:p>
          </table:table-cell>
          <table:table-cell table:formula="of:=((([.$F131]+8)*2)^2)/([.$F131]+60)" office:value-type="float" office:value="46.3132530120482" calcext:value-type="float">
            <text:p>46.3132530120482</text:p>
          </table:table-cell>
          <table:table-cell table:formula="of:=[.AC131]/[.AD13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2]+[.C132]+[.D132]+[.E13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32]+8)^2)/5)*10" office:value-type="float" office:value="2738" calcext:value-type="float">
            <text:p>2738</text:p>
          </table:table-cell>
          <table:table-cell table:formula="of:=((([.$F132]+8)*2)^2)/([.$F132]+60)" office:value-type="float" office:value="61.5280898876405" calcext:value-type="float">
            <text:p>61.5280898876405</text:p>
          </table:table-cell>
          <table:table-cell table:formula="of:=[.AC132]/[.AD13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3]+[.C133]+[.D133]+[.E133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33]+8)^2)/5)*10" office:value-type="float" office:value="968" calcext:value-type="float">
            <text:p>968</text:p>
          </table:table-cell>
          <table:table-cell table:formula="of:=((([.$F133]+8)*2)^2)/([.$F133]+60)" office:value-type="float" office:value="26.1621621621622" calcext:value-type="float">
            <text:p>26.1621621621622</text:p>
          </table:table-cell>
          <table:table-cell table:formula="of:=[.AC133]/[.AD13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4]+[.O13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35]+8)^2)/5)*10" office:value-type="float" office:value="2738" calcext:value-type="float">
            <text:p>2738</text:p>
          </table:table-cell>
          <table:table-cell table:formula="of:=((([.$F135]+8)*2)^2)/([.$F135]+60)" office:value-type="float" office:value="61.5280898876405" calcext:value-type="float">
            <text:p>61.5280898876405</text:p>
          </table:table-cell>
          <table:table-cell table:formula="of:=[.AC135]/[.AD13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6]+[.O136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1352" calcext:value-type="float">
            <text:p>1352</text:p>
          </table:table-cell>
          <table:table-cell table:formula="of:=((([.$F136]+8)*2)^2)/([.$F136]+60)" office:value-type="float" office:value="34.6666666666667" calcext:value-type="float">
            <text:p>34.6666666666667</text:p>
          </table:table-cell>
          <table:table-cell table:formula="of:=[.AC136]/[.AD13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7]+[.C137]+[.D137]+[.E13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682" calcext:value-type="float">
            <text:p>1682</text:p>
          </table:table-cell>
          <table:table-cell table:formula="of:=((([.$F137]+8)*2)^2)/([.$F137]+60)" office:value-type="float" office:value="41.5308641975309" calcext:value-type="float">
            <text:p>41.5308641975309</text:p>
          </table:table-cell>
          <table:table-cell table:formula="of:=[.AC137]/[.AD13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8]+[.C138]+[.D138]+[.E13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38]+[.O13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38]+8)^2)/5)*10" office:value-type="float" office:value="2592" calcext:value-type="float">
            <text:p>2592</text:p>
          </table:table-cell>
          <table:table-cell table:formula="of:=((([.$F138]+8)*2)^2)/([.$F138]+60)" office:value-type="float" office:value="58.9090909090909" calcext:value-type="float">
            <text:p>58.9090909090909</text:p>
          </table:table-cell>
          <table:table-cell table:formula="of:=[.AC138]/[.AD13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40]+8)^2)/5)*10" office:value-type="float" office:value="1152" calcext:value-type="float">
            <text:p>1152</text:p>
          </table:table-cell>
          <table:table-cell table:formula="of:=((([.$F140]+8)*2)^2)/([.$F140]+60)" office:value-type="float" office:value="30.3157894736842" calcext:value-type="float">
            <text:p>30.3157894736842</text:p>
          </table:table-cell>
          <table:table-cell table:formula="of:=[.AC140]/[.AD14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2]+[.C142]+[.D142]+[.E14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42]+8)^2)/5)*10" office:value-type="float" office:value="2738" calcext:value-type="float">
            <text:p>2738</text:p>
          </table:table-cell>
          <table:table-cell table:formula="of:=((([.$F142]+8)*2)^2)/([.$F142]+60)" office:value-type="float" office:value="61.5280898876405" calcext:value-type="float">
            <text:p>61.5280898876405</text:p>
          </table:table-cell>
          <table:table-cell table:formula="of:=[.AC142]/[.AD14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3]+[.C143]+[.D143]+[.E14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43]+8)^2)/5)*10" office:value-type="float" office:value="7938" calcext:value-type="float">
            <text:p>7938</text:p>
          </table:table-cell>
          <table:table-cell table:formula="of:=((([.$F143]+8)*2)^2)/([.$F143]+60)" office:value-type="float" office:value="138.052173913043" calcext:value-type="float">
            <text:p>138.052173913043</text:p>
          </table:table-cell>
          <table:table-cell table:formula="of:=[.AC143]/[.AD14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4]+[.C144]+[.D144]+[.E144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4]+[.O144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44]+8)^2)/5)*10" office:value-type="float" office:value="968" calcext:value-type="float">
            <text:p>968</text:p>
          </table:table-cell>
          <table:table-cell table:formula="of:=((([.$F144]+8)*2)^2)/([.$F144]+60)" office:value-type="float" office:value="26.1621621621622" calcext:value-type="float">
            <text:p>26.1621621621622</text:p>
          </table:table-cell>
          <table:table-cell table:formula="of:=[.AC144]/[.AD1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5]+[.C145]+[.D145]+[.E14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800" calcext:value-type="float">
            <text:p>1800</text:p>
          </table:table-cell>
          <table:table-cell table:formula="of:=((([.$F145]+8)*2)^2)/([.$F145]+60)" office:value-type="float" office:value="43.9024390243903" calcext:value-type="float">
            <text:p>43.9024390243903</text:p>
          </table:table-cell>
          <table:table-cell table:formula="of:=[.AC145]/[.AD14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6]+[.C146]+[.D146]+[.E14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46]+8)^2)/5)*10" office:value-type="float" office:value="1152" calcext:value-type="float">
            <text:p>1152</text:p>
          </table:table-cell>
          <table:table-cell table:formula="of:=((([.$F146]+8)*2)^2)/([.$F146]+60)" office:value-type="float" office:value="30.3157894736842" calcext:value-type="float">
            <text:p>30.3157894736842</text:p>
          </table:table-cell>
          <table:table-cell table:formula="of:=[.AC146]/[.AD14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48]+[.O14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48]+8)^2)/5)*10" office:value-type="float" office:value="2888" calcext:value-type="float">
            <text:p>2888</text:p>
          </table:table-cell>
          <table:table-cell table:formula="of:=((([.$F148]+8)*2)^2)/([.$F148]+60)" office:value-type="float" office:value="64.1777777777778" calcext:value-type="float">
            <text:p>64.1777777777778</text:p>
          </table:table-cell>
          <table:table-cell table:formula="of:=[.AC148]/[.AD14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9]+[.O149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49]+8)^2)/5)*10" office:value-type="float" office:value="1458" calcext:value-type="float">
            <text:p>1458</text:p>
          </table:table-cell>
          <table:table-cell table:formula="of:=((([.$F149]+8)*2)^2)/([.$F149]+60)" office:value-type="float" office:value="36.9113924050633" calcext:value-type="float">
            <text:p>36.9113924050633</text:p>
          </table:table-cell>
          <table:table-cell table:formula="of:=[.AC149]/[.AD14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52]+[.C152]+[.D152]+[.E152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592" calcext:value-type="float">
            <text:p>2592</text:p>
          </table:table-cell>
          <table:table-cell table:formula="of:=((([.$F152]+8)*2)^2)/([.$F152]+60)" office:value-type="float" office:value="58.9090909090909" calcext:value-type="float">
            <text:p>58.9090909090909</text:p>
          </table:table-cell>
          <table:table-cell table:formula="of:=[.AC152]/[.AD152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3]+[.C153]+[.D153]+[.E153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888" calcext:value-type="float">
            <text:p>2888</text:p>
          </table:table-cell>
          <table:table-cell table:formula="of:=((([.$F153]+8)*2)^2)/([.$F153]+60)" office:value-type="float" office:value="64.1777777777778" calcext:value-type="float">
            <text:p>64.1777777777778</text:p>
          </table:table-cell>
          <table:table-cell table:formula="of:=[.AC153]/[.AD15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54]+[.C154]+[.D154]+[.E15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4]+[.O15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54]+8)^2)/5)*10" office:value-type="float" office:value="3200" calcext:value-type="float">
            <text:p>3200</text:p>
          </table:table-cell>
          <table:table-cell table:formula="of:=((([.$F154]+8)*2)^2)/([.$F154]+60)" office:value-type="float" office:value="69.5652173913043" calcext:value-type="float">
            <text:p>69.5652173913043</text:p>
          </table:table-cell>
          <table:table-cell table:formula="of:=[.AC154]/[.AD15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55]+[.C155]+[.D155]+[.E155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155]+8)^2)/5)*10" office:value-type="float" office:value="6498" calcext:value-type="float">
            <text:p>6498</text:p>
          </table:table-cell>
          <table:table-cell table:formula="of:=((([.$F155]+8)*2)^2)/([.$F155]+60)" office:value-type="float" office:value="119.229357798165" calcext:value-type="float">
            <text:p>119.229357798165</text:p>
          </table:table-cell>
          <table:table-cell table:formula="of:=[.AC155]/[.AD155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6]+[.C156]+[.D156]+[.E156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56]+[.O156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6]+8)^2)/5)*10" office:value-type="float" office:value="1250" calcext:value-type="float">
            <text:p>1250</text:p>
          </table:table-cell>
          <table:table-cell table:formula="of:=((([.$F156]+8)*2)^2)/([.$F156]+60)" office:value-type="float" office:value="32.4675324675325" calcext:value-type="float">
            <text:p>32.4675324675325</text:p>
          </table:table-cell>
          <table:table-cell table:formula="of:=[.AC156]/[.AD15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7]+8)^2)/5)*10" office:value-type="float" office:value="1458" calcext:value-type="float">
            <text:p>1458</text:p>
          </table:table-cell>
          <table:table-cell table:formula="of:=((([.$F157]+8)*2)^2)/([.$F157]+60)" office:value-type="float" office:value="36.9113924050633" calcext:value-type="float">
            <text:p>36.9113924050633</text:p>
          </table:table-cell>
          <table:table-cell table:formula="of:=[.AC157]/[.AD15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8]+[.C158]+[.D158]+[.E15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8]+[.O15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178" calcext:value-type="float">
            <text:p>2178</text:p>
          </table:table-cell>
          <table:table-cell table:formula="of:=((([.$F158]+8)*2)^2)/([.$F158]+60)" office:value-type="float" office:value="51.2470588235294" calcext:value-type="float">
            <text:p>51.2470588235294</text:p>
          </table:table-cell>
          <table:table-cell table:formula="of:=[.AC158]/[.AD15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60]+[.C160]+[.D160]+[.E160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0]+[.O16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60]+8)^2)/5)*10" office:value-type="float" office:value="4418" calcext:value-type="float">
            <text:p>4418</text:p>
          </table:table-cell>
          <table:table-cell table:formula="of:=((([.$F160]+8)*2)^2)/([.$F160]+60)" office:value-type="float" office:value="89.2525252525252" calcext:value-type="float">
            <text:p>89.2525252525252</text:p>
          </table:table-cell>
          <table:table-cell table:formula="of:=[.AC160]/[.AD16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1]+[.O161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1]+8)^2)/5)*10" office:value-type="float" office:value="1250" calcext:value-type="float">
            <text:p>1250</text:p>
          </table:table-cell>
          <table:table-cell table:formula="of:=((([.$F161]+8)*2)^2)/([.$F161]+60)" office:value-type="float" office:value="32.4675324675325" calcext:value-type="float">
            <text:p>32.4675324675325</text:p>
          </table:table-cell>
          <table:table-cell table:formula="of:=[.AC161]/[.AD16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2]+8)^2)/5)*10" office:value-type="float" office:value="1568" calcext:value-type="float">
            <text:p>1568</text:p>
          </table:table-cell>
          <table:table-cell table:formula="of:=((([.$F162]+8)*2)^2)/([.$F162]+60)" office:value-type="float" office:value="39.2" calcext:value-type="float">
            <text:p>39.2</text:p>
          </table:table-cell>
          <table:table-cell table:formula="of:=[.AC162]/[.AD16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1922" calcext:value-type="float">
            <text:p>1922</text:p>
          </table:table-cell>
          <table:table-cell table:formula="of:=((([.$F163]+8)*2)^2)/([.$F163]+60)" office:value-type="float" office:value="46.3132530120482" calcext:value-type="float">
            <text:p>46.3132530120482</text:p>
          </table:table-cell>
          <table:table-cell table:formula="of:=[.AC163]/[.AD16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4]+[.C164]+[.D164]+[.E16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450" calcext:value-type="float">
            <text:p>2450</text:p>
          </table:table-cell>
          <table:table-cell table:formula="of:=((([.$F164]+8)*2)^2)/([.$F164]+60)" office:value-type="float" office:value="56.3218390804598" calcext:value-type="float">
            <text:p>56.3218390804598</text:p>
          </table:table-cell>
          <table:table-cell table:formula="of:=[.AC164]/[.AD16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5]+[.C165]+[.D165]+[.E165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5]+[.O16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5]+8)^2)/5)*10" office:value-type="float" office:value="5202" calcext:value-type="float">
            <text:p>5202</text:p>
          </table:table-cell>
          <table:table-cell table:formula="of:=((([.$F165]+8)*2)^2)/([.$F165]+60)" office:value-type="float" office:value="101.009708737864" calcext:value-type="float">
            <text:p>101.009708737864</text:p>
          </table:table-cell>
          <table:table-cell table:formula="of:=[.AC165]/[.AD16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6]+[.C166]+[.D166]+[.E16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6]+[.O16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6]+8)^2)/5)*10" office:value-type="float" office:value="5618" calcext:value-type="float">
            <text:p>5618</text:p>
          </table:table-cell>
          <table:table-cell table:formula="of:=((([.$F166]+8)*2)^2)/([.$F166]+60)" office:value-type="float" office:value="107.009523809524" calcext:value-type="float">
            <text:p>107.009523809524</text:p>
          </table:table-cell>
          <table:table-cell table:formula="of:=[.AC166]/[.AD16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7]+[.C167]+[.D167]+[.E16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67]+[.O16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7]+8)^2)/5)*10" office:value-type="float" office:value="6050" calcext:value-type="float">
            <text:p>6050</text:p>
          </table:table-cell>
          <table:table-cell table:formula="of:=((([.$F167]+8)*2)^2)/([.$F167]+60)" office:value-type="float" office:value="113.084112149533" calcext:value-type="float">
            <text:p>113.084112149533</text:p>
          </table:table-cell>
          <table:table-cell table:formula="of:=[.AC167]/[.AD16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8]+[.C168]+[.D168]+[.E16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68]+8)^2)/5)*10" office:value-type="float" office:value="1152" calcext:value-type="float">
            <text:p>1152</text:p>
          </table:table-cell>
          <table:table-cell table:formula="of:=((([.$F168]+8)*2)^2)/([.$F168]+60)" office:value-type="float" office:value="30.3157894736842" calcext:value-type="float">
            <text:p>30.3157894736842</text:p>
          </table:table-cell>
          <table:table-cell table:formula="of:=[.AC168]/[.AD16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9]+[.C169]+[.D169]+[.E16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1352" calcext:value-type="float">
            <text:p>1352</text:p>
          </table:table-cell>
          <table:table-cell table:formula="of:=((([.$F169]+8)*2)^2)/([.$F169]+60)" office:value-type="float" office:value="34.6666666666667" calcext:value-type="float">
            <text:p>34.6666666666667</text:p>
          </table:table-cell>
          <table:table-cell table:formula="of:=[.AC169]/[.AD16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0]+[.C170]+[.D170]+[.E17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0]+[.O17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1458" calcext:value-type="float">
            <text:p>1458</text:p>
          </table:table-cell>
          <table:table-cell table:formula="of:=((([.$F170]+8)*2)^2)/([.$F170]+60)" office:value-type="float" office:value="36.9113924050633" calcext:value-type="float">
            <text:p>36.9113924050633</text:p>
          </table:table-cell>
          <table:table-cell table:formula="of:=[.AC170]/[.AD17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1]+[.C171]+[.D171]+[.E171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71]+[.O17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1568" calcext:value-type="float">
            <text:p>1568</text:p>
          </table:table-cell>
          <table:table-cell table:formula="of:=((([.$F171]+8)*2)^2)/([.$F171]+60)" office:value-type="float" office:value="39.2" calcext:value-type="float">
            <text:p>39.2</text:p>
          </table:table-cell>
          <table:table-cell table:formula="of:=[.AC171]/[.AD17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2]+[.O172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2]+8)^2)/5)*10" office:value-type="float" office:value="1800" calcext:value-type="float">
            <text:p>1800</text:p>
          </table:table-cell>
          <table:table-cell table:formula="of:=((([.$F172]+8)*2)^2)/([.$F172]+60)" office:value-type="float" office:value="43.9024390243903" calcext:value-type="float">
            <text:p>43.9024390243903</text:p>
          </table:table-cell>
          <table:table-cell table:formula="of:=[.AC172]/[.AD172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3]+[.O173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4]+[.C174]+[.D174]+[.E17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74]+8)^2)/5)*10" office:value-type="float" office:value="1152" calcext:value-type="float">
            <text:p>1152</text:p>
          </table:table-cell>
          <table:table-cell table:formula="of:=((([.$F174]+8)*2)^2)/([.$F174]+60)" office:value-type="float" office:value="30.3157894736842" calcext:value-type="float">
            <text:p>30.3157894736842</text:p>
          </table:table-cell>
          <table:table-cell table:formula="of:=[.AC174]/[.AD17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5]+[.C175]+[.D175]+[.E175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1682" calcext:value-type="float">
            <text:p>1682</text:p>
          </table:table-cell>
          <table:table-cell table:formula="of:=((([.$F175]+8)*2)^2)/([.$F175]+60)" office:value-type="float" office:value="41.5308641975309" calcext:value-type="float">
            <text:p>41.5308641975309</text:p>
          </table:table-cell>
          <table:table-cell table:formula="of:=[.AC175]/[.AD17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6]+[.C176]+[.D176]+[.E17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6]+[.O17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1458" calcext:value-type="float">
            <text:p>1458</text:p>
          </table:table-cell>
          <table:table-cell table:formula="of:=((([.$F176]+8)*2)^2)/([.$F176]+60)" office:value-type="float" office:value="36.9113924050633" calcext:value-type="float">
            <text:p>36.9113924050633</text:p>
          </table:table-cell>
          <table:table-cell table:formula="of:=[.AC176]/[.AD176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7]+[.C177]+[.D177]+[.E177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2738" calcext:value-type="float">
            <text:p>2738</text:p>
          </table:table-cell>
          <table:table-cell table:formula="of:=((([.$F177]+8)*2)^2)/([.$F177]+60)" office:value-type="float" office:value="61.5280898876405" calcext:value-type="float">
            <text:p>61.5280898876405</text:p>
          </table:table-cell>
          <table:table-cell table:formula="of:=[.AC177]/[.AD17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8]+[.C178]+[.D178]+[.E1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8]+[.O178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178" calcext:value-type="float">
            <text:p>2178</text:p>
          </table:table-cell>
          <table:table-cell table:formula="of:=((([.$F178]+8)*2)^2)/([.$F178]+60)" office:value-type="float" office:value="51.2470588235294" calcext:value-type="float">
            <text:p>51.2470588235294</text:p>
          </table:table-cell>
          <table:table-cell table:formula="of:=[.AC178]/[.AD178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79]+[.C179]+[.D179]+[.E179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9]+8)^2)/5)*10" office:value-type="float" office:value="5618" calcext:value-type="float">
            <text:p>5618</text:p>
          </table:table-cell>
          <table:table-cell table:formula="of:=((([.$F179]+8)*2)^2)/([.$F179]+60)" office:value-type="float" office:value="107.009523809524" calcext:value-type="float">
            <text:p>107.009523809524</text:p>
          </table:table-cell>
          <table:table-cell table:formula="of:=[.AC179]/[.AD17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80]+[.C180]+[.D180]+[.E180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80]+8)^2)/5)*10" office:value-type="float" office:value="4608" calcext:value-type="float">
            <text:p>4608</text:p>
          </table:table-cell>
          <table:table-cell table:formula="of:=((([.$F180]+8)*2)^2)/([.$F180]+60)" office:value-type="float" office:value="92.16" calcext:value-type="float">
            <text:p>92.16</text:p>
          </table:table-cell>
          <table:table-cell table:formula="of:=[.AC180]/[.AD180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1]+[.O181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1]+8)^2)/5)*10" office:value-type="float" office:value="2312" calcext:value-type="float">
            <text:p>2312</text:p>
          </table:table-cell>
          <table:table-cell table:formula="of:=((([.$F181]+8)*2)^2)/([.$F181]+60)" office:value-type="float" office:value="53.7674418604651" calcext:value-type="float">
            <text:p>53.7674418604651</text:p>
          </table:table-cell>
          <table:table-cell table:formula="of:=[.AC181]/[.AD18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82]+[.C182]+[.D182]+[.E182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3042" calcext:value-type="float">
            <text:p>3042</text:p>
          </table:table-cell>
          <table:table-cell table:formula="of:=((([.$F182]+8)*2)^2)/([.$F182]+60)" office:value-type="float" office:value="66.8571428571429" calcext:value-type="float">
            <text:p>66.8571428571429</text:p>
          </table:table-cell>
          <table:table-cell table:formula="of:=[.AC182]/[.AD182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83]+[.C183]+[.D183]+[.E183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183]+8)^2)/5)*10" office:value-type="float" office:value="5832" calcext:value-type="float">
            <text:p>5832</text:p>
          </table:table-cell>
          <table:table-cell table:formula="of:=((([.$F183]+8)*2)^2)/([.$F183]+60)" office:value-type="float" office:value="110.037735849057" calcext:value-type="float">
            <text:p>110.037735849057</text:p>
          </table:table-cell>
          <table:table-cell table:formula="of:=[.AC183]/[.AD183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4]+[.O184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84]+8)^2)/5)*10" office:value-type="float" office:value="1352" calcext:value-type="float">
            <text:p>1352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table:formula="of:=[.AC184]/[.AD184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85]+8)^2)/5)*10" office:value-type="float" office:value="1800" calcext:value-type="float">
            <text:p>1800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table:formula="of:=[.AC185]/[.AD185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186]+[.C186]+[.D186]+[.E186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450" calcext:value-type="float">
            <text:p>450</text:p>
          </table:table-cell>
          <table:table-cell table:formula="of:=((([.$F186]+8)*2)^2)/([.$F186]+60)" office:value-type="float" office:value="24.3243243243243" calcext:value-type="float">
            <text:p>24.3243243243243</text:p>
          </table:table-cell>
          <table:table-cell table:formula="of:=[.AC186]/[.AD18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7]+[.C187]+[.D187]+[.E187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7]+[.O187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187]+8)^2)/5)*10" office:value-type="float" office:value="6050" calcext:value-type="float">
            <text:p>6050</text:p>
          </table:table-cell>
          <table:table-cell table:formula="of:=((([.$F187]+8)*2)^2)/([.$F187]+60)" office:value-type="float" office:value="113.084112149533" calcext:value-type="float">
            <text:p>113.084112149533</text:p>
          </table:table-cell>
          <table:table-cell table:formula="of:=[.AC187]/[.AD187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8]+[.C188]+[.D188]+[.E18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8]+[.O188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8]+8)^2)/5)*10" office:value-type="float" office:value="1800" calcext:value-type="float">
            <text:p>1800</text:p>
          </table:table-cell>
          <table:table-cell table:formula="of:=((([.$F188]+8)*2)^2)/([.$F188]+60)" office:value-type="float" office:value="43.9024390243903" calcext:value-type="float">
            <text:p>43.9024390243903</text:p>
          </table:table-cell>
          <table:table-cell table:formula="of:=[.AC188]/[.AD188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9]+[.O18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90]+[.C190]+[.D190]+[.E190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0]+[.O190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3362" calcext:value-type="float">
            <text:p>3362</text:p>
          </table:table-cell>
          <table:table-cell table:formula="of:=((([.$F190]+8)*2)^2)/([.$F190]+60)" office:value-type="float" office:value="72.3010752688172" calcext:value-type="float">
            <text:p>72.3010752688172</text:p>
          </table:table-cell>
          <table:table-cell table:formula="of:=[.AC190]/[.AD190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1]+[.C191]+[.D191]+[.E19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1]+[.O191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91]+8)^2)/5)*10" office:value-type="float" office:value="1568" calcext:value-type="float">
            <text:p>1568</text:p>
          </table:table-cell>
          <table:table-cell table:formula="of:=((([.$F191]+8)*2)^2)/([.$F191]+60)" office:value-type="float" office:value="39.2" calcext:value-type="float">
            <text:p>39.2</text:p>
          </table:table-cell>
          <table:table-cell table:formula="of:=[.AC191]/[.AD19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93]+[.C193]+[.D193]+[.E193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3]+[.O19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93]+8)^2)/5)*10" office:value-type="float" office:value="5408" calcext:value-type="float">
            <text:p>5408</text:p>
          </table:table-cell>
          <table:table-cell table:formula="of:=((([.$F193]+8)*2)^2)/([.$F193]+60)" office:value-type="float" office:value="104" calcext:value-type="float">
            <text:p>104</text:p>
          </table:table-cell>
          <table:table-cell table:formula="of:=[.AC193]/[.AD193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4]+[.O194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4]+8)^2)/5)*10" office:value-type="float" office:value="1682" calcext:value-type="float">
            <text:p>1682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table:formula="of:=[.AC194]/[.AD19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5]+[.O195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95]+8)^2)/5)*10" office:value-type="float" office:value="2312" calcext:value-type="float">
            <text:p>2312</text:p>
          </table:table-cell>
          <table:table-cell table:formula="of:=((([.$F195]+8)*2)^2)/([.$F195]+60)" office:value-type="float" office:value="53.7674418604651" calcext:value-type="float">
            <text:p>53.7674418604651</text:p>
          </table:table-cell>
          <table:table-cell table:formula="of:=[.AC195]/[.AD19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6]+[.C196]+[.D196]+[.E196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888" calcext:value-type="float">
            <text:p>2888</text:p>
          </table:table-cell>
          <table:table-cell table:formula="of:=((([.$F196]+8)*2)^2)/([.$F196]+60)" office:value-type="float" office:value="64.1777777777778" calcext:value-type="float">
            <text:p>64.1777777777778</text:p>
          </table:table-cell>
          <table:table-cell table:formula="of:=[.AC196]/[.AD19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97]+[.C197]+[.D197]+[.E197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97]+[.O197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97]+8)^2)/5)*10" office:value-type="float" office:value="6728" calcext:value-type="float">
            <text:p>6728</text:p>
          </table:table-cell>
          <table:table-cell table:formula="of:=((([.$F197]+8)*2)^2)/([.$F197]+60)" office:value-type="float" office:value="122.327272727273" calcext:value-type="float">
            <text:p>122.327272727273</text:p>
          </table:table-cell>
          <table:table-cell table:formula="of:=[.AC197]/[.AD19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8]+[.C198]+[.D198]+[.E19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98]+8)^2)/5)*10" office:value-type="float" office:value="1250" calcext:value-type="float">
            <text:p>1250</text:p>
          </table:table-cell>
          <table:table-cell table:formula="of:=((([.$F198]+8)*2)^2)/([.$F198]+60)" office:value-type="float" office:value="32.4675324675325" calcext:value-type="float">
            <text:p>32.4675324675325</text:p>
          </table:table-cell>
          <table:table-cell table:formula="of:=[.AC198]/[.AD19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9]+[.C199]+[.D199]+[.E199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199]+8)^2)/5)*10" office:value-type="float" office:value="5000" calcext:value-type="float">
            <text:p>5000</text:p>
          </table:table-cell>
          <table:table-cell table:formula="of:=((([.$F199]+8)*2)^2)/([.$F199]+60)" office:value-type="float" office:value="98.0392156862745" calcext:value-type="float">
            <text:p>98.0392156862745</text:p>
          </table:table-cell>
          <table:table-cell table:formula="of:=[.AC199]/[.AD19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0]+[.C200]+[.D200]+[.E200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0]+[.O200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00]+8)^2)/5)*10" office:value-type="float" office:value="1058" calcext:value-type="float">
            <text:p>1058</text:p>
          </table:table-cell>
          <table:table-cell table:formula="of:=((([.$F200]+8)*2)^2)/([.$F200]+60)" office:value-type="float" office:value="28.2133333333333" calcext:value-type="float">
            <text:p>28.2133333333333</text:p>
          </table:table-cell>
          <table:table-cell table:formula="of:=[.AC200]/[.AD20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1]+[.O201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01]+8)^2)/5)*10" office:value-type="float" office:value="1458" calcext:value-type="float">
            <text:p>1458</text:p>
          </table:table-cell>
          <table:table-cell table:formula="of:=((([.$F201]+8)*2)^2)/([.$F201]+60)" office:value-type="float" office:value="36.9113924050633" calcext:value-type="float">
            <text:p>36.9113924050633</text:p>
          </table:table-cell>
          <table:table-cell table:formula="of:=[.AC201]/[.AD20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2]+[.O202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178" calcext:value-type="float">
            <text:p>2178</text:p>
          </table:table-cell>
          <table:table-cell table:formula="of:=((([.$F202]+8)*2)^2)/([.$F202]+60)" office:value-type="float" office:value="51.2470588235294" calcext:value-type="float">
            <text:p>51.2470588235294</text:p>
          </table:table-cell>
          <table:table-cell table:formula="of:=[.AC202]/[.AD20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03]+[.C203]+[.D203]+[.E203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03]+8)^2)/5)*10" office:value-type="float" office:value="6050" calcext:value-type="float">
            <text:p>6050</text:p>
          </table:table-cell>
          <table:table-cell table:formula="of:=((([.$F203]+8)*2)^2)/([.$F203]+60)" office:value-type="float" office:value="113.084112149533" calcext:value-type="float">
            <text:p>113.084112149533</text:p>
          </table:table-cell>
          <table:table-cell table:formula="of:=[.AC203]/[.AD20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04]+[.C204]+[.D204]+[.E20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04]+8)^2)/5)*10" office:value-type="float" office:value="1568" calcext:value-type="float">
            <text:p>1568</text:p>
          </table:table-cell>
          <table:table-cell table:formula="of:=((([.$F204]+8)*2)^2)/([.$F204]+60)" office:value-type="float" office:value="39.2" calcext:value-type="float">
            <text:p>39.2</text:p>
          </table:table-cell>
          <table:table-cell table:formula="of:=[.AC204]/[.AD20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05]+8)^2)/5)*10" office:value-type="float" office:value="2450" calcext:value-type="float">
            <text:p>2450</text:p>
          </table:table-cell>
          <table:table-cell table:formula="of:=((([.$F205]+8)*2)^2)/([.$F205]+60)" office:value-type="float" office:value="56.3218390804598" calcext:value-type="float">
            <text:p>56.3218390804598</text:p>
          </table:table-cell>
          <table:table-cell table:formula="of:=[.AC205]/[.AD20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8]+[.C208]+[.D208]+[.E20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8]+[.O208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08]+8)^2)/5)*10" office:value-type="float" office:value="1568" calcext:value-type="float">
            <text:p>1568</text:p>
          </table:table-cell>
          <table:table-cell table:formula="of:=((([.$F208]+8)*2)^2)/([.$F208]+60)" office:value-type="float" office:value="39.2" calcext:value-type="float">
            <text:p>39.2</text:p>
          </table:table-cell>
          <table:table-cell table:formula="of:=[.AC208]/[.AD20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9]+[.C209]+[.D209]+[.E209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9]+[.O209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09]+8)^2)/5)*10" office:value-type="float" office:value="1250" calcext:value-type="float">
            <text:p>1250</text:p>
          </table:table-cell>
          <table:table-cell table:formula="of:=((([.$F209]+8)*2)^2)/([.$F209]+60)" office:value-type="float" office:value="32.4675324675325" calcext:value-type="float">
            <text:p>32.4675324675325</text:p>
          </table:table-cell>
          <table:table-cell table:formula="of:=[.AC209]/[.AD20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10]+[.C210]+[.D210]+[.E21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0]+[.O210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10]+8)^2)/5)*10" office:value-type="float" office:value="4802" calcext:value-type="float">
            <text:p>4802</text:p>
          </table:table-cell>
          <table:table-cell table:formula="of:=((([.$F210]+8)*2)^2)/([.$F210]+60)" office:value-type="float" office:value="95.0891089108911" calcext:value-type="float">
            <text:p>95.0891089108911</text:p>
          </table:table-cell>
          <table:table-cell table:formula="of:=[.AC210]/[.AD210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1]+[.C211]+[.D211]+[.E21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1]+[.O21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11]+8)^2)/5)*10" office:value-type="float" office:value="1152" calcext:value-type="float">
            <text:p>1152</text:p>
          </table:table-cell>
          <table:table-cell table:formula="of:=((([.$F211]+8)*2)^2)/([.$F211]+60)" office:value-type="float" office:value="30.3157894736842" calcext:value-type="float">
            <text:p>30.3157894736842</text:p>
          </table:table-cell>
          <table:table-cell table:formula="of:=[.AC211]/[.AD21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2]+[.O212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12]+8)^2)/5)*10" office:value-type="float" office:value="2178" calcext:value-type="float">
            <text:p>2178</text:p>
          </table:table-cell>
          <table:table-cell table:formula="of:=((([.$F212]+8)*2)^2)/([.$F212]+60)" office:value-type="float" office:value="51.2470588235294" calcext:value-type="float">
            <text:p>51.2470588235294</text:p>
          </table:table-cell>
          <table:table-cell table:formula="of:=[.AC212]/[.AD21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3]+[.C213]+[.D213]+[.E213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3]+[.O213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3]+8)^2)/5)*10" office:value-type="float" office:value="1058" calcext:value-type="float">
            <text:p>1058</text:p>
          </table:table-cell>
          <table:table-cell table:formula="of:=((([.$F213]+8)*2)^2)/([.$F213]+60)" office:value-type="float" office:value="28.2133333333333" calcext:value-type="float">
            <text:p>28.2133333333333</text:p>
          </table:table-cell>
          <table:table-cell table:formula="of:=[.AC213]/[.AD21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4]+[.C214]+[.D214]+[.E21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4]+[.O214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4]+8)^2)/5)*10" office:value-type="float" office:value="1250" calcext:value-type="float">
            <text:p>1250</text:p>
          </table:table-cell>
          <table:table-cell table:formula="of:=((([.$F214]+8)*2)^2)/([.$F214]+60)" office:value-type="float" office:value="32.4675324675325" calcext:value-type="float">
            <text:p>32.4675324675325</text:p>
          </table:table-cell>
          <table:table-cell table:formula="of:=[.AC214]/[.AD21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15]+[.C215]+[.D215]+[.E21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5]+[.O215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15]+8)^2)/5)*10" office:value-type="float" office:value="1458" calcext:value-type="float">
            <text:p>1458</text:p>
          </table:table-cell>
          <table:table-cell table:formula="of:=((([.$F215]+8)*2)^2)/([.$F215]+60)" office:value-type="float" office:value="36.9113924050633" calcext:value-type="float">
            <text:p>36.9113924050633</text:p>
          </table:table-cell>
          <table:table-cell table:formula="of:=[.AC215]/[.AD21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6]+[.C216]+[.D216]+[.E216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6]+[.O21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16]+8)^2)/5)*10" office:value-type="float" office:value="2048" calcext:value-type="float">
            <text:p>2048</text:p>
          </table:table-cell>
          <table:table-cell table:formula="of:=((([.$F216]+8)*2)^2)/([.$F216]+60)" office:value-type="float" office:value="48.7619047619048" calcext:value-type="float">
            <text:p>48.7619047619048</text:p>
          </table:table-cell>
          <table:table-cell table:formula="of:=[.AC216]/[.AD21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17]+[.C217]+[.D217]+[.E217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17]+[.O217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17]+8)^2)/5)*10" office:value-type="float" office:value="5618" calcext:value-type="float">
            <text:p>5618</text:p>
          </table:table-cell>
          <table:table-cell table:formula="of:=((([.$F217]+8)*2)^2)/([.$F217]+60)" office:value-type="float" office:value="107.009523809524" calcext:value-type="float">
            <text:p>107.009523809524</text:p>
          </table:table-cell>
          <table:table-cell table:formula="of:=[.AC217]/[.AD21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19]+[.C219]+[.D219]+[.E21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9]+[.O219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9]+8)^2)/5)*10" office:value-type="float" office:value="2048" calcext:value-type="float">
            <text:p>2048</text:p>
          </table:table-cell>
          <table:table-cell table:formula="of:=((([.$F219]+8)*2)^2)/([.$F219]+60)" office:value-type="float" office:value="48.7619047619048" calcext:value-type="float">
            <text:p>48.7619047619048</text:p>
          </table:table-cell>
          <table:table-cell table:formula="of:=[.AC219]/[.AD21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0]+[.O220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20]+8)^2)/5)*10" office:value-type="float" office:value="1922" calcext:value-type="float">
            <text:p>1922</text:p>
          </table:table-cell>
          <table:table-cell table:formula="of:=((([.$F220]+8)*2)^2)/([.$F220]+60)" office:value-type="float" office:value="46.3132530120482" calcext:value-type="float">
            <text:p>46.3132530120482</text:p>
          </table:table-cell>
          <table:table-cell table:formula="of:=[.AC220]/[.AD220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1]+[.O221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2048" calcext:value-type="float">
            <text:p>2048</text:p>
          </table:table-cell>
          <table:table-cell table:formula="of:=((([.$F221]+8)*2)^2)/([.$F221]+60)" office:value-type="float" office:value="48.7619047619048" calcext:value-type="float">
            <text:p>48.7619047619048</text:p>
          </table:table-cell>
          <table:table-cell table:formula="of:=[.AC221]/[.AD221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2]+[.C222]+[.D222]+[.E222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2]+[.O222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22]+8)^2)/5)*10" office:value-type="float" office:value="2178" calcext:value-type="float">
            <text:p>2178</text:p>
          </table:table-cell>
          <table:table-cell table:formula="of:=((([.$F222]+8)*2)^2)/([.$F222]+60)" office:value-type="float" office:value="51.2470588235294" calcext:value-type="float">
            <text:p>51.2470588235294</text:p>
          </table:table-cell>
          <table:table-cell table:formula="of:=[.AC222]/[.AD222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3]+[.O223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2888" calcext:value-type="float">
            <text:p>2888</text:p>
          </table:table-cell>
          <table:table-cell table:formula="of:=((([.$F223]+8)*2)^2)/([.$F223]+60)" office:value-type="float" office:value="64.1777777777778" calcext:value-type="float">
            <text:p>64.1777777777778</text:p>
          </table:table-cell>
          <table:table-cell table:formula="of:=[.AC223]/[.AD22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4]+[.C224]+[.D224]+[.E224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4]+[.O224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042" calcext:value-type="float">
            <text:p>3042</text:p>
          </table:table-cell>
          <table:table-cell table:formula="of:=((([.$F224]+8)*2)^2)/([.$F224]+60)" office:value-type="float" office:value="66.8571428571429" calcext:value-type="float">
            <text:p>66.8571428571429</text:p>
          </table:table-cell>
          <table:table-cell table:formula="of:=[.AC224]/[.AD22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25]+[.C225]+[.D225]+[.E225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5]+[.O22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5000" calcext:value-type="float">
            <text:p>5000</text:p>
          </table:table-cell>
          <table:table-cell table:formula="of:=((([.$F225]+8)*2)^2)/([.$F225]+60)" office:value-type="float" office:value="98.0392156862745" calcext:value-type="float">
            <text:p>98.0392156862745</text:p>
          </table:table-cell>
          <table:table-cell table:formula="of:=[.AC225]/[.AD22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26]+[.C226]+[.D226]+[.E226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6]+[.O226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5202" calcext:value-type="float">
            <text:p>5202</text:p>
          </table:table-cell>
          <table:table-cell table:formula="of:=((([.$F226]+8)*2)^2)/([.$F226]+60)" office:value-type="float" office:value="101.009708737864" calcext:value-type="float">
            <text:p>101.009708737864</text:p>
          </table:table-cell>
          <table:table-cell table:formula="of:=[.AC226]/[.AD226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7]+[.C227]+[.D227]+[.E22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7]+[.O22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7]+8)^2)/5)*10" office:value-type="float" office:value="1352" calcext:value-type="float">
            <text:p>1352</text:p>
          </table:table-cell>
          <table:table-cell table:formula="of:=((([.$F227]+8)*2)^2)/([.$F227]+60)" office:value-type="float" office:value="34.6666666666667" calcext:value-type="float">
            <text:p>34.6666666666667</text:p>
          </table:table-cell>
          <table:table-cell table:formula="of:=[.AC227]/[.AD22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28]+[.C228]+[.D228]+[.E22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8]+[.O22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8]+8)^2)/5)*10" office:value-type="float" office:value="1458" calcext:value-type="float">
            <text:p>1458</text:p>
          </table:table-cell>
          <table:table-cell table:formula="of:=((([.$F228]+8)*2)^2)/([.$F228]+60)" office:value-type="float" office:value="36.9113924050633" calcext:value-type="float">
            <text:p>36.9113924050633</text:p>
          </table:table-cell>
          <table:table-cell table:formula="of:=[.AC228]/[.AD22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9]+[.C229]+[.D229]+[.E22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9]+[.O229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29]+8)^2)/5)*10" office:value-type="float" office:value="2048" calcext:value-type="float">
            <text:p>2048</text:p>
          </table:table-cell>
          <table:table-cell table:formula="of:=((([.$F229]+8)*2)^2)/([.$F229]+60)" office:value-type="float" office:value="48.7619047619048" calcext:value-type="float">
            <text:p>48.7619047619048</text:p>
          </table:table-cell>
          <table:table-cell table:formula="of:=[.AC229]/[.AD22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30]+[.C230]+[.D230]+[.E23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0]+[.O230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30]+8)^2)/5)*10" office:value-type="float" office:value="2592" calcext:value-type="float">
            <text:p>2592</text:p>
          </table:table-cell>
          <table:table-cell table:formula="of:=((([.$F230]+8)*2)^2)/([.$F230]+60)" office:value-type="float" office:value="58.9090909090909" calcext:value-type="float">
            <text:p>58.9090909090909</text:p>
          </table:table-cell>
          <table:table-cell table:formula="of:=[.AC230]/[.AD23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31]+[.C231]+[.D231]+[.E231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31]+[.O23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6050" calcext:value-type="float">
            <text:p>6050</text:p>
          </table:table-cell>
          <table:table-cell table:formula="of:=((([.$F231]+8)*2)^2)/([.$F231]+60)" office:value-type="float" office:value="113.084112149533" calcext:value-type="float">
            <text:p>113.084112149533</text:p>
          </table:table-cell>
          <table:table-cell table:formula="of:=[.AC231]/[.AD231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2]+[.C232]+[.D232]+[.E23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2]+[.O232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32]+8)^2)/5)*10" office:value-type="float" office:value="1458" calcext:value-type="float">
            <text:p>1458</text:p>
          </table:table-cell>
          <table:table-cell table:formula="of:=((([.$F232]+8)*2)^2)/([.$F232]+60)" office:value-type="float" office:value="36.9113924050633" calcext:value-type="float">
            <text:p>36.9113924050633</text:p>
          </table:table-cell>
          <table:table-cell table:formula="of:=[.AC232]/[.AD23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33]+[.C233]+[.D233]+[.E233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33]+[.O233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33]+8)^2)/5)*10" office:value-type="float" office:value="2312" calcext:value-type="float">
            <text:p>2312</text:p>
          </table:table-cell>
          <table:table-cell table:formula="of:=((([.$F233]+8)*2)^2)/([.$F233]+60)" office:value-type="float" office:value="53.7674418604651" calcext:value-type="float">
            <text:p>53.7674418604651</text:p>
          </table:table-cell>
          <table:table-cell table:formula="of:=[.AC233]/[.AD233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34]+[.C234]+[.D234]+[.E23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4]+[.O234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4]+8)^2)/5)*10" office:value-type="float" office:value="1058" calcext:value-type="float">
            <text:p>1058</text:p>
          </table:table-cell>
          <table:table-cell table:formula="of:=((([.$F234]+8)*2)^2)/([.$F234]+60)" office:value-type="float" office:value="28.2133333333333" calcext:value-type="float">
            <text:p>28.2133333333333</text:p>
          </table:table-cell>
          <table:table-cell table:formula="of:=[.AC234]/[.AD23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5]+[.C235]+[.D235]+[.E23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5]+[.O235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5]+8)^2)/5)*10" office:value-type="float" office:value="968" calcext:value-type="float">
            <text:p>968</text:p>
          </table:table-cell>
          <table:table-cell table:formula="of:=((([.$F235]+8)*2)^2)/([.$F235]+60)" office:value-type="float" office:value="26.1621621621622" calcext:value-type="float">
            <text:p>26.1621621621622</text:p>
          </table:table-cell>
          <table:table-cell table:formula="of:=[.AC235]/[.AD23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6]+[.C236]+[.D236]+[.E23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36]+8)^2)/5)*10" office:value-type="float" office:value="1568" calcext:value-type="float">
            <text:p>1568</text:p>
          </table:table-cell>
          <table:table-cell table:formula="of:=((([.$F236]+8)*2)^2)/([.$F236]+60)" office:value-type="float" office:value="39.2" calcext:value-type="float">
            <text:p>39.2</text:p>
          </table:table-cell>
          <table:table-cell table:formula="of:=[.AC236]/[.AD23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37]+[.C237]+[.D237]+[.E23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37]+8)^2)/5)*10" office:value-type="float" office:value="2450" calcext:value-type="float">
            <text:p>2450</text:p>
          </table:table-cell>
          <table:table-cell table:formula="of:=((([.$F237]+8)*2)^2)/([.$F237]+60)" office:value-type="float" office:value="56.3218390804598" calcext:value-type="float">
            <text:p>56.3218390804598</text:p>
          </table:table-cell>
          <table:table-cell table:formula="of:=[.AC237]/[.AD23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8]+[.O23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4418" calcext:value-type="float">
            <text:p>4418</text:p>
          </table:table-cell>
          <table:table-cell table:formula="of:=((([.$F238]+8)*2)^2)/([.$F238]+60)" office:value-type="float" office:value="89.2525252525252" calcext:value-type="float">
            <text:p>89.2525252525252</text:p>
          </table:table-cell>
          <table:table-cell table:formula="of:=[.AC238]/[.AD23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9]+[.C239]+[.D239]+[.E239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9]+[.O239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39]+8)^2)/5)*10" office:value-type="float" office:value="1152" calcext:value-type="float">
            <text:p>1152</text:p>
          </table:table-cell>
          <table:table-cell table:formula="of:=((([.$F239]+8)*2)^2)/([.$F239]+60)" office:value-type="float" office:value="30.3157894736842" calcext:value-type="float">
            <text:p>30.3157894736842</text:p>
          </table:table-cell>
          <table:table-cell table:formula="of:=[.AC239]/[.AD23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40]+[.C240]+[.D240]+[.E240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0]+[.O24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40]+8)^2)/5)*10" office:value-type="float" office:value="1922" calcext:value-type="float">
            <text:p>1922</text:p>
          </table:table-cell>
          <table:table-cell table:formula="of:=((([.$F240]+8)*2)^2)/([.$F240]+60)" office:value-type="float" office:value="46.3132530120482" calcext:value-type="float">
            <text:p>46.3132530120482</text:p>
          </table:table-cell>
          <table:table-cell table:formula="of:=[.AC240]/[.AD2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1]+[.C241]+[.D241]+[.E24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41]+8)^2)/5)*10" office:value-type="float" office:value="2738" calcext:value-type="float">
            <text:p>2738</text:p>
          </table:table-cell>
          <table:table-cell table:formula="of:=((([.$F241]+8)*2)^2)/([.$F241]+60)" office:value-type="float" office:value="61.5280898876405" calcext:value-type="float">
            <text:p>61.5280898876405</text:p>
          </table:table-cell>
          <table:table-cell table:formula="of:=[.AC241]/[.AD24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2]+[.C242]+[.D242]+[.E24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2]+[.O242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408" calcext:value-type="float">
            <text:p>5408</text:p>
          </table:table-cell>
          <table:table-cell table:formula="of:=((([.$F242]+8)*2)^2)/([.$F242]+60)" office:value-type="float" office:value="104" calcext:value-type="float">
            <text:p>104</text:p>
          </table:table-cell>
          <table:table-cell table:formula="of:=[.AC242]/[.AD242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43]+[.C243]+[.D243]+[.E243]-23" office:value-type="float" office:value="-23" calcext:value-type="float">
            <text:p>-23</text:p>
          </table:table-cell>
          <table:table-cell table:number-columns-repeated="17"/>
          <table:table-cell table:formula="of:=35+[.B243]+[.O24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43]+8)^2)/5)*10" office:value-type="float" office:value="450" calcext:value-type="float">
            <text:p>450</text:p>
          </table:table-cell>
          <table:table-cell table:formula="of:=((([.$F243]+8)*2)^2)/([.$F243]+60)" office:value-type="float" office:value="24.3243243243243" calcext:value-type="float">
            <text:p>24.3243243243243</text:p>
          </table:table-cell>
          <table:table-cell table:formula="of:=[.AC243]/[.AD24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4]+[.C244]+[.D244]+[.E244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4]+[.O24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44]+8)^2)/5)*10" office:value-type="float" office:value="1352" calcext:value-type="float">
            <text:p>1352</text:p>
          </table:table-cell>
          <table:table-cell table:formula="of:=((([.$F244]+8)*2)^2)/([.$F244]+60)" office:value-type="float" office:value="34.6666666666667" calcext:value-type="float">
            <text:p>34.6666666666667</text:p>
          </table:table-cell>
          <table:table-cell table:formula="of:=[.AC244]/[.AD244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45]+[.C245]+[.D245]+[.E245]-23" office:value-type="float" office:value="-23" calcext:value-type="float">
            <text:p>-23</text:p>
          </table:table-cell>
          <table:table-cell table:number-columns-repeated="17"/>
          <table:table-cell table:formula="of:=35+[.B245]+[.O245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45]+8)^2)/5)*10" office:value-type="float" office:value="450" calcext:value-type="float">
            <text:p>450</text:p>
          </table:table-cell>
          <table:table-cell table:formula="of:=((([.$F245]+8)*2)^2)/([.$F245]+60)" office:value-type="float" office:value="24.3243243243243" calcext:value-type="float">
            <text:p>24.3243243243243</text:p>
          </table:table-cell>
          <table:table-cell table:formula="of:=[.AC245]/[.AD24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6]+[.C246]+[.D246]+[.E246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6]+[.O24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832" calcext:value-type="float">
            <text:p>5832</text:p>
          </table:table-cell>
          <table:table-cell table:formula="of:=((([.$F246]+8)*2)^2)/([.$F246]+60)" office:value-type="float" office:value="110.037735849057" calcext:value-type="float">
            <text:p>110.037735849057</text:p>
          </table:table-cell>
          <table:table-cell table:formula="of:=[.AC246]/[.AD246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7]+[.C247]+[.D247]+[.E24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7]+[.O247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7]+8)^2)/5)*10" office:value-type="float" office:value="2312" calcext:value-type="float">
            <text:p>2312</text:p>
          </table:table-cell>
          <table:table-cell table:formula="of:=((([.$F247]+8)*2)^2)/([.$F247]+60)" office:value-type="float" office:value="53.7674418604651" calcext:value-type="float">
            <text:p>53.7674418604651</text:p>
          </table:table-cell>
          <table:table-cell table:formula="of:=[.AC247]/[.AD24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8]+[.C248]+[.D248]+[.E24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8]+[.O24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8]+8)^2)/5)*10" office:value-type="float" office:value="2178" calcext:value-type="float">
            <text:p>2178</text:p>
          </table:table-cell>
          <table:table-cell table:formula="of:=((([.$F248]+8)*2)^2)/([.$F248]+60)" office:value-type="float" office:value="51.2470588235294" calcext:value-type="float">
            <text:p>51.2470588235294</text:p>
          </table:table-cell>
          <table:table-cell table:formula="of:=[.AC248]/[.AD24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9]+[.O249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49]+8)^2)/5)*10" office:value-type="float" office:value="3200" calcext:value-type="float">
            <text:p>3200</text:p>
          </table:table-cell>
          <table:table-cell table:formula="of:=((([.$F249]+8)*2)^2)/([.$F249]+60)" office:value-type="float" office:value="69.5652173913043" calcext:value-type="float">
            <text:p>69.5652173913043</text:p>
          </table:table-cell>
          <table:table-cell table:formula="of:=[.AC249]/[.AD24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0]+[.C250]+[.D250]+[.E2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50]+8)^2)/5)*10" office:value-type="float" office:value="2048" calcext:value-type="float">
            <text:p>2048</text:p>
          </table:table-cell>
          <table:table-cell table:formula="of:=((([.$F250]+8)*2)^2)/([.$F250]+60)" office:value-type="float" office:value="48.7619047619048" calcext:value-type="float">
            <text:p>48.7619047619048</text:p>
          </table:table-cell>
          <table:table-cell table:formula="of:=[.AC250]/[.AD2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51]+[.C251]+[.D251]+[.E25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1]+[.O25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51]+8)^2)/5)*10" office:value-type="float" office:value="2592" calcext:value-type="float">
            <text:p>2592</text:p>
          </table:table-cell>
          <table:table-cell table:formula="of:=((([.$F251]+8)*2)^2)/([.$F251]+60)" office:value-type="float" office:value="58.9090909090909" calcext:value-type="float">
            <text:p>58.9090909090909</text:p>
          </table:table-cell>
          <table:table-cell table:formula="of:=[.AC251]/[.AD25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2]+[.C252]+[.D252]+[.E25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2]+[.O252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52]+8)^2)/5)*10" office:value-type="float" office:value="1800" calcext:value-type="float">
            <text:p>1800</text:p>
          </table:table-cell>
          <table:table-cell table:formula="of:=((([.$F252]+8)*2)^2)/([.$F252]+60)" office:value-type="float" office:value="43.9024390243903" calcext:value-type="float">
            <text:p>43.9024390243903</text:p>
          </table:table-cell>
          <table:table-cell table:formula="of:=[.AC252]/[.AD25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53]+[.C253]+[.D253]+[.E25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3]+[.O253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3]+8)^2)/5)*10" office:value-type="float" office:value="2450" calcext:value-type="float">
            <text:p>2450</text:p>
          </table:table-cell>
          <table:table-cell table:formula="of:=((([.$F253]+8)*2)^2)/([.$F253]+60)" office:value-type="float" office:value="56.3218390804598" calcext:value-type="float">
            <text:p>56.3218390804598</text:p>
          </table:table-cell>
          <table:table-cell table:formula="of:=[.AC253]/[.AD253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54]+[.C254]+[.D254]+[.E25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4]+[.O254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2592" calcext:value-type="float">
            <text:p>2592</text:p>
          </table:table-cell>
          <table:table-cell table:formula="of:=((([.$F254]+8)*2)^2)/([.$F254]+60)" office:value-type="float" office:value="58.9090909090909" calcext:value-type="float">
            <text:p>58.9090909090909</text:p>
          </table:table-cell>
          <table:table-cell table:formula="of:=[.AC254]/[.AD25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5]+[.O255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255]+8)^2)/5)*10" office:value-type="float" office:value="2048" calcext:value-type="float">
            <text:p>2048</text:p>
          </table:table-cell>
          <table:table-cell table:formula="of:=((([.$F255]+8)*2)^2)/([.$F255]+60)" office:value-type="float" office:value="48.7619047619048" calcext:value-type="float">
            <text:p>48.7619047619048</text:p>
          </table:table-cell>
          <table:table-cell table:formula="of:=[.AC255]/[.AD2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6]+[.O256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56]+8)^2)/5)*10" office:value-type="float" office:value="1682" calcext:value-type="float">
            <text:p>1682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table:formula="of:=[.AC256]/[.AD25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7]+[.C257]+[.D257]+[.E25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7]+[.O25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57]+8)^2)/5)*10" office:value-type="float" office:value="1800" calcext:value-type="float">
            <text:p>1800</text:p>
          </table:table-cell>
          <table:table-cell table:formula="of:=((([.$F257]+8)*2)^2)/([.$F257]+60)" office:value-type="float" office:value="43.9024390243903" calcext:value-type="float">
            <text:p>43.9024390243903</text:p>
          </table:table-cell>
          <table:table-cell table:formula="of:=[.AC257]/[.AD25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8]+[.C258]+[.D258]+[.E25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8]+[.O258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5000" calcext:value-type="float">
            <text:p>5000</text:p>
          </table:table-cell>
          <table:table-cell table:formula="of:=((([.$F258]+8)*2)^2)/([.$F258]+60)" office:value-type="float" office:value="98.0392156862745" calcext:value-type="float">
            <text:p>98.0392156862745</text:p>
          </table:table-cell>
          <table:table-cell table:formula="of:=[.AC258]/[.AD2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59]+[.C259]+[.D259]+[.E259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9]+[.O259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5000" calcext:value-type="float">
            <text:p>5000</text:p>
          </table:table-cell>
          <table:table-cell table:formula="of:=((([.$F259]+8)*2)^2)/([.$F259]+60)" office:value-type="float" office:value="98.0392156862745" calcext:value-type="float">
            <text:p>98.0392156862745</text:p>
          </table:table-cell>
          <table:table-cell table:formula="of:=[.AC259]/[.AD25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0]+[.O2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2048" calcext:value-type="float">
            <text:p>2048</text:p>
          </table:table-cell>
          <table:table-cell table:formula="of:=((([.$F260]+8)*2)^2)/([.$F260]+60)" office:value-type="float" office:value="48.7619047619048" calcext:value-type="float">
            <text:p>48.7619047619048</text:p>
          </table:table-cell>
          <table:table-cell table:formula="of:=[.AC260]/[.AD260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4]+[.C264]+[.D264]+[.E264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4]+[.O264]*2" office:value-type="float" office:value="51" calcext:value-type="float">
            <text:p>51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4]+8)^2)/5)*10" office:value-type="float" office:value="1458" calcext:value-type="float">
            <text:p>1458</text:p>
          </table:table-cell>
          <table:table-cell table:formula="of:=((([.$F264]+8)*2)^2)/([.$F264]+60)" office:value-type="float" office:value="36.9113924050633" calcext:value-type="float">
            <text:p>36.9113924050633</text:p>
          </table:table-cell>
          <table:table-cell table:formula="of:=[.AC264]/[.AD264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5]+[.C265]+[.D265]+[.E265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5]+[.O265]*2" office:value-type="float" office:value="62" calcext:value-type="float">
            <text:p>62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5]+8)^2)/5)*10" office:value-type="float" office:value="2888" calcext:value-type="float">
            <text:p>2888</text:p>
          </table:table-cell>
          <table:table-cell table:formula="of:=((([.$F265]+8)*2)^2)/([.$F265]+60)" office:value-type="float" office:value="64.1777777777778" calcext:value-type="float">
            <text:p>64.1777777777778</text:p>
          </table:table-cell>
          <table:table-cell table:formula="of:=[.AC265]/[.AD26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6]+[.O266]*2" office:value-type="float" office:value="74" calcext:value-type="float">
            <text:p>74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6]+8)^2)/5)*10" office:value-type="float" office:value="4608" calcext:value-type="float">
            <text:p>4608</text:p>
          </table:table-cell>
          <table:table-cell table:formula="of:=((([.$F266]+8)*2)^2)/([.$F266]+60)" office:value-type="float" office:value="92.16" calcext:value-type="float">
            <text:p>92.16</text:p>
          </table:table-cell>
          <table:table-cell table:formula="of:=[.AC266]/[.AD26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7]+[.C267]+[.D267]+[.E267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46" calcext:value-type="float">
            <text:p>46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7]+8)^2)/5)*10" office:value-type="float" office:value="1352" calcext:value-type="float">
            <text:p>1352</text:p>
          </table:table-cell>
          <table:table-cell table:formula="of:=((([.$F267]+8)*2)^2)/([.$F267]+60)" office:value-type="float" office:value="34.6666666666667" calcext:value-type="float">
            <text:p>34.6666666666667</text:p>
          </table:table-cell>
          <table:table-cell table:formula="of:=[.AC267]/[.AD26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8]+[.C268]+[.D268]+[.E268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8]+[.O268]*2" office:value-type="float" office:value="54" calcext:value-type="float">
            <text:p>54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8]+8)^2)/5)*10" office:value-type="float" office:value="3042" calcext:value-type="float">
            <text:p>3042</text:p>
          </table:table-cell>
          <table:table-cell table:formula="of:=((([.$F268]+8)*2)^2)/([.$F268]+60)" office:value-type="float" office:value="66.8571428571429" calcext:value-type="float">
            <text:p>66.8571428571429</text:p>
          </table:table-cell>
          <table:table-cell table:formula="of:=[.AC268]/[.AD26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69]+[.C269]+[.D269]+[.E269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9]+[.O269]*2" office:value-type="float" office:value="63" calcext:value-type="float">
            <text:p>6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69]+8)^2)/5)*10" office:value-type="float" office:value="5202" calcext:value-type="float">
            <text:p>5202</text:p>
          </table:table-cell>
          <table:table-cell table:formula="of:=((([.$F269]+8)*2)^2)/([.$F269]+60)" office:value-type="float" office:value="101.009708737864" calcext:value-type="float">
            <text:p>101.009708737864</text:p>
          </table:table-cell>
          <table:table-cell table:formula="of:=[.AC269]/[.AD269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0]+[.C270]+[.D270]+[.E270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0]+[.O270]*2" office:value-type="float" office:value="44" calcext:value-type="float">
            <text:p>44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0]+8)^2)/5)*10" office:value-type="float" office:value="1152" calcext:value-type="float">
            <text:p>1152</text:p>
          </table:table-cell>
          <table:table-cell table:formula="of:=((([.$F270]+8)*2)^2)/([.$F270]+60)" office:value-type="float" office:value="30.3157894736842" calcext:value-type="float">
            <text:p>30.3157894736842</text:p>
          </table:table-cell>
          <table:table-cell table:formula="of:=[.AC270]/[.AD270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1]+[.C271]+[.D271]+[.E271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1]+[.O271]*2" office:value-type="float" office:value="53" calcext:value-type="float">
            <text:p>53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1]+8)^2)/5)*10" office:value-type="float" office:value="3362" calcext:value-type="float">
            <text:p>3362</text:p>
          </table:table-cell>
          <table:table-cell table:formula="of:=((([.$F271]+8)*2)^2)/([.$F271]+60)" office:value-type="float" office:value="72.3010752688172" calcext:value-type="float">
            <text:p>72.3010752688172</text:p>
          </table:table-cell>
          <table:table-cell table:formula="of:=[.AC271]/[.AD271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2]+[.C272]+[.D272]+[.E272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2]+[.O272]*2" office:value-type="float" office:value="60" calcext:value-type="float">
            <text:p>60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2]+8)^2)/5)*10" office:value-type="float" office:value="5618" calcext:value-type="float">
            <text:p>5618</text:p>
          </table:table-cell>
          <table:table-cell table:formula="of:=((([.$F272]+8)*2)^2)/([.$F272]+60)" office:value-type="float" office:value="107.009523809524" calcext:value-type="float">
            <text:p>107.009523809524</text:p>
          </table:table-cell>
          <table:table-cell table:formula="of:=[.AC272]/[.AD272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3]+[.C273]+[.D273]+[.E273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3]+[.O273]*2" office:value-type="float" office:value="50" calcext:value-type="float">
            <text:p>50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3]+8)^2)/5)*10" office:value-type="float" office:value="1352" calcext:value-type="float">
            <text:p>1352</text:p>
          </table:table-cell>
          <table:table-cell table:formula="of:=((([.$F273]+8)*2)^2)/([.$F273]+60)" office:value-type="float" office:value="34.6666666666667" calcext:value-type="float">
            <text:p>34.6666666666667</text:p>
          </table:table-cell>
          <table:table-cell table:formula="of:=[.AC273]/[.AD27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4]+[.C274]+[.D274]+[.E274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4]+[.O274]*2" office:value-type="float" office:value="57" calcext:value-type="float">
            <text:p>57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4]+8)^2)/5)*10" office:value-type="float" office:value="2450" calcext:value-type="float">
            <text:p>2450</text:p>
          </table:table-cell>
          <table:table-cell table:formula="of:=((([.$F274]+8)*2)^2)/([.$F274]+60)" office:value-type="float" office:value="56.3218390804598" calcext:value-type="float">
            <text:p>56.3218390804598</text:p>
          </table:table-cell>
          <table:table-cell table:formula="of:=[.AC274]/[.AD274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5]+[.C275]+[.D275]+[.E275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5]+[.O275]*2" office:value-type="float" office:value="65" calcext:value-type="float">
            <text:p>65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5]+8)^2)/5)*10" office:value-type="float" office:value="4802" calcext:value-type="float">
            <text:p>4802</text:p>
          </table:table-cell>
          <table:table-cell table:formula="of:=((([.$F275]+8)*2)^2)/([.$F275]+60)" office:value-type="float" office:value="95.0891089108911" calcext:value-type="float">
            <text:p>95.0891089108911</text:p>
          </table:table-cell>
          <table:table-cell table:formula="of:=[.AC275]/[.AD275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6]+[.C276]+[.D276]+[.E276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6]+[.O276]*2" office:value-type="float" office:value="52" calcext:value-type="float">
            <text:p>52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6]+8)^2)/5)*10" office:value-type="float" office:value="1568" calcext:value-type="float">
            <text:p>1568</text:p>
          </table:table-cell>
          <table:table-cell table:formula="of:=((([.$F276]+8)*2)^2)/([.$F276]+60)" office:value-type="float" office:value="39.2" calcext:value-type="float">
            <text:p>39.2</text:p>
          </table:table-cell>
          <table:table-cell table:formula="of:=[.AC276]/[.AD276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7]+[.C277]+[.D277]+[.E277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7]+[.O277]*2" office:value-type="float" office:value="64" calcext:value-type="float">
            <text:p>6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7]+8)^2)/5)*10" office:value-type="float" office:value="2888" calcext:value-type="float">
            <text:p>2888</text:p>
          </table:table-cell>
          <table:table-cell table:formula="of:=((([.$F277]+8)*2)^2)/([.$F277]+60)" office:value-type="float" office:value="64.1777777777778" calcext:value-type="float">
            <text:p>64.1777777777778</text:p>
          </table:table-cell>
          <table:table-cell table:formula="of:=[.AC277]/[.AD277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8]+[.C278]+[.D278]+[.E278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8]+[.O278]*2" office:value-type="float" office:value="79" calcext:value-type="float">
            <text:p>79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8]+8)^2)/5)*10" office:value-type="float" office:value="5408" calcext:value-type="float">
            <text:p>5408</text:p>
          </table:table-cell>
          <table:table-cell table:formula="of:=((([.$F278]+8)*2)^2)/([.$F278]+60)" office:value-type="float" office:value="104" calcext:value-type="float">
            <text:p>104</text:p>
          </table:table-cell>
          <table:table-cell table:formula="of:=[.AC278]/[.AD278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2]+[.C282]+[.D282]+[.E282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2]+[.O282]*2" office:value-type="float" office:value="47" calcext:value-type="float">
            <text:p>47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2]+8)^2)/5)*10" office:value-type="float" office:value="968" calcext:value-type="float">
            <text:p>968</text:p>
          </table:table-cell>
          <table:table-cell table:formula="of:=((([.$F282]+8)*2)^2)/([.$F282]+60)" office:value-type="float" office:value="26.1621621621622" calcext:value-type="float">
            <text:p>26.1621621621622</text:p>
          </table:table-cell>
          <table:table-cell table:formula="of:=[.AC282]/[.AD282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3]+[.C283]+[.D283]+[.E283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44" calcext:value-type="float">
            <text:p>44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3]+8)^2)/5)*10" office:value-type="float" office:value="968" calcext:value-type="float">
            <text:p>968</text:p>
          </table:table-cell>
          <table:table-cell table:formula="of:=((([.$F283]+8)*2)^2)/([.$F283]+60)" office:value-type="float" office:value="26.1621621621622" calcext:value-type="float">
            <text:p>26.1621621621622</text:p>
          </table:table-cell>
          <table:table-cell table:formula="of:=[.AC283]/[.AD283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4]+[.C284]+[.D284]+[.E28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4]+[.O284]*2" office:value-type="float" office:value="53" calcext:value-type="float">
            <text:p>53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4]+8)^2)/5)*10" office:value-type="float" office:value="1568" calcext:value-type="float">
            <text:p>1568</text:p>
          </table:table-cell>
          <table:table-cell table:formula="of:=((([.$F284]+8)*2)^2)/([.$F284]+60)" office:value-type="float" office:value="39.2" calcext:value-type="float">
            <text:p>39.2</text:p>
          </table:table-cell>
          <table:table-cell table:formula="of:=[.AC284]/[.AD28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5]+[.C285]+[.D285]+[.E28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5]+[.O285]*2" office:value-type="float" office:value="45" calcext:value-type="float">
            <text:p>45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5]+8)^2)/5)*10" office:value-type="float" office:value="1058" calcext:value-type="float">
            <text:p>1058</text:p>
          </table:table-cell>
          <table:table-cell table:formula="of:=((([.$F285]+8)*2)^2)/([.$F285]+60)" office:value-type="float" office:value="28.2133333333333" calcext:value-type="float">
            <text:p>28.2133333333333</text:p>
          </table:table-cell>
          <table:table-cell table:formula="of:=[.AC285]/[.AD285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6]+[.C286]+[.D286]+[.E286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6]+[.O286]*2" office:value-type="float" office:value="45" calcext:value-type="float">
            <text:p>4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6]+8)^2)/5)*10" office:value-type="float" office:value="1458" calcext:value-type="float">
            <text:p>1458</text:p>
          </table:table-cell>
          <table:table-cell table:formula="of:=((([.$F286]+8)*2)^2)/([.$F286]+60)" office:value-type="float" office:value="36.9113924050633" calcext:value-type="float">
            <text:p>36.9113924050633</text:p>
          </table:table-cell>
          <table:table-cell table:formula="of:=[.AC286]/[.AD286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5" calcext:value-type="float">
            <text:p>55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7]+8)^2)/5)*10" office:value-type="float" office:value="2592" calcext:value-type="float">
            <text:p>2592</text:p>
          </table:table-cell>
          <table:table-cell table:formula="of:=((([.$F287]+8)*2)^2)/([.$F287]+60)" office:value-type="float" office:value="58.9090909090909" calcext:value-type="float">
            <text:p>58.9090909090909</text:p>
          </table:table-cell>
          <table:table-cell table:formula="of:=[.AC287]/[.AD287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8]+[.C288]+[.D288]+[.E288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8]+[.O288]*2" office:value-type="float" office:value="48" calcext:value-type="float">
            <text:p>48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8]+8)^2)/5)*10" office:value-type="float" office:value="648" calcext:value-type="float">
            <text:p>648</text:p>
          </table:table-cell>
          <table:table-cell table:formula="of:=((([.$F288]+8)*2)^2)/([.$F288]+60)" office:value-type="float" office:value="18.5142857142857" calcext:value-type="float">
            <text:p>18.5142857142857</text:p>
          </table:table-cell>
          <table:table-cell table:formula="of:=[.AC288]/[.AD288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9]+[.O289]*2" office:value-type="float" office:value="45" calcext:value-type="float">
            <text:p>45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89]+8)^2)/5)*10" office:value-type="float" office:value="800" calcext:value-type="float">
            <text:p>800</text:p>
          </table:table-cell>
          <table:table-cell table:formula="of:=((([.$F289]+8)*2)^2)/([.$F289]+60)" office:value-type="float" office:value="22.2222222222222" calcext:value-type="float">
            <text:p>22.2222222222222</text:p>
          </table:table-cell>
          <table:table-cell table:formula="of:=[.AC289]/[.AD289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0]+[.C290]+[.D290]+[.E290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0]+[.O290]*2" office:value-type="float" office:value="49" calcext:value-type="float">
            <text:p>49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0]+8)^2)/5)*10" office:value-type="float" office:value="800" calcext:value-type="float">
            <text:p>800</text:p>
          </table:table-cell>
          <table:table-cell table:formula="of:=((([.$F290]+8)*2)^2)/([.$F290]+60)" office:value-type="float" office:value="22.2222222222222" calcext:value-type="float">
            <text:p>22.2222222222222</text:p>
          </table:table-cell>
          <table:table-cell table:formula="of:=[.AC290]/[.AD290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1]+[.C291]+[.D291]+[.E291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61" calcext:value-type="float">
            <text:p>61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1]+8)^2)/5)*10" office:value-type="float" office:value="1568" calcext:value-type="float">
            <text:p>1568</text:p>
          </table:table-cell>
          <table:table-cell table:formula="of:=((([.$F291]+8)*2)^2)/([.$F291]+60)" office:value-type="float" office:value="39.2" calcext:value-type="float">
            <text:p>39.2</text:p>
          </table:table-cell>
          <table:table-cell table:formula="of:=[.AC291]/[.AD29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2]+[.C292]+[.D292]+[.E2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2]+[.O292]*2" office:value-type="float" office:value="52" calcext:value-type="float">
            <text:p>52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2]+8)^2)/5)*10" office:value-type="float" office:value="1458" calcext:value-type="float">
            <text:p>1458</text:p>
          </table:table-cell>
          <table:table-cell table:formula="of:=((([.$F292]+8)*2)^2)/([.$F292]+60)" office:value-type="float" office:value="36.9113924050633" calcext:value-type="float">
            <text:p>36.9113924050633</text:p>
          </table:table-cell>
          <table:table-cell table:formula="of:=[.AC292]/[.AD292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3]+[.C293]+[.D293]+[.E293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3]+[.O293]*2" office:value-type="float" office:value="66" calcext:value-type="float">
            <text:p>66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3]+8)^2)/5)*10" office:value-type="float" office:value="3042" calcext:value-type="float">
            <text:p>3042</text:p>
          </table:table-cell>
          <table:table-cell table:formula="of:=((([.$F293]+8)*2)^2)/([.$F293]+60)" office:value-type="float" office:value="66.8571428571429" calcext:value-type="float">
            <text:p>66.8571428571429</text:p>
          </table:table-cell>
          <table:table-cell table:formula="of:=[.AC293]/[.AD29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4]+[.C294]+[.D294]+[.E294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4]+[.O294]*2" office:value-type="float" office:value="52" calcext:value-type="float">
            <text:p>5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4]+8)^2)/5)*10" office:value-type="float" office:value="578" calcext:value-type="float">
            <text:p>578</text:p>
          </table:table-cell>
          <table:table-cell table:formula="of:=((([.$F294]+8)*2)^2)/([.$F294]+60)" office:value-type="float" office:value="16.7536231884058" calcext:value-type="float">
            <text:p>16.7536231884058</text:p>
          </table:table-cell>
          <table:table-cell table:formula="of:=[.AC294]/[.AD294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5]+[.C295]+[.D295]+[.E295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51" calcext:value-type="float">
            <text:p>51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5]+8)^2)/5)*10" office:value-type="float" office:value="578" calcext:value-type="float">
            <text:p>578</text:p>
          </table:table-cell>
          <table:table-cell table:formula="of:=((([.$F295]+8)*2)^2)/([.$F295]+60)" office:value-type="float" office:value="16.7536231884058" calcext:value-type="float">
            <text:p>16.7536231884058</text:p>
          </table:table-cell>
          <table:table-cell table:formula="of:=[.AC295]/[.AD295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6]+[.C296]+[.D296]+[.E296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58" calcext:value-type="float">
            <text:p>58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6]+8)^2)/5)*10" office:value-type="float" office:value="1058" calcext:value-type="float">
            <text:p>1058</text:p>
          </table:table-cell>
          <table:table-cell table:formula="of:=((([.$F296]+8)*2)^2)/([.$F296]+60)" office:value-type="float" office:value="28.2133333333333" calcext:value-type="float">
            <text:p>28.2133333333333</text:p>
          </table:table-cell>
          <table:table-cell table:formula="of:=[.AC296]/[.AD296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7]+[.C297]+[.D297]+[.E297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7]+[.O297]*2" office:value-type="float" office:value="55" calcext:value-type="float">
            <text:p>55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7]+8)^2)/5)*10" office:value-type="float" office:value="1682" calcext:value-type="float">
            <text:p>1682</text:p>
          </table:table-cell>
          <table:table-cell table:formula="of:=((([.$F297]+8)*2)^2)/([.$F297]+60)" office:value-type="float" office:value="41.5308641975309" calcext:value-type="float">
            <text:p>41.5308641975309</text:p>
          </table:table-cell>
          <table:table-cell table:formula="of:=[.AC297]/[.AD297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8]+[.C298]+[.D298]+[.E29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50" calcext:value-type="float">
            <text:p>50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8]+8)^2)/5)*10" office:value-type="float" office:value="800" calcext:value-type="float">
            <text:p>800</text:p>
          </table:table-cell>
          <table:table-cell table:formula="of:=((([.$F298]+8)*2)^2)/([.$F298]+60)" office:value-type="float" office:value="22.2222222222222" calcext:value-type="float">
            <text:p>22.2222222222222</text:p>
          </table:table-cell>
          <table:table-cell table:formula="of:=[.AC298]/[.AD298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99]+[.C299]+[.D299]+[.E299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9]+[.O299]*2" office:value-type="float" office:value="62" calcext:value-type="float">
            <text:p>6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299]+8)^2)/5)*10" office:value-type="float" office:value="3042" calcext:value-type="float">
            <text:p>3042</text:p>
          </table:table-cell>
          <table:table-cell table:formula="of:=((([.$F299]+8)*2)^2)/([.$F299]+60)" office:value-type="float" office:value="66.8571428571429" calcext:value-type="float">
            <text:p>66.8571428571429</text:p>
          </table:table-cell>
          <table:table-cell table:formula="of:=[.AC299]/[.AD299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0]+[.C300]+[.D300]+[.E30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0]+8)^2)/5)*10" office:value-type="float" office:value="1352" calcext:value-type="float">
            <text:p>1352</text:p>
          </table:table-cell>
          <table:table-cell table:formula="of:=((([.$F300]+8)*2)^2)/([.$F300]+60)" office:value-type="float" office:value="34.6666666666667" calcext:value-type="float">
            <text:p>34.6666666666667</text:p>
          </table:table-cell>
          <table:table-cell table:formula="of:=[.AC300]/[.AD30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1]+[.C301]+[.D301]+[.E301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1]+[.O301]*2" office:value-type="float" office:value="50" calcext:value-type="float">
            <text:p>5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1]+8)^2)/5)*10" office:value-type="float" office:value="1152" calcext:value-type="float">
            <text:p>1152</text:p>
          </table:table-cell>
          <table:table-cell table:formula="of:=((([.$F301]+8)*2)^2)/([.$F301]+60)" office:value-type="float" office:value="30.3157894736842" calcext:value-type="float">
            <text:p>30.3157894736842</text:p>
          </table:table-cell>
          <table:table-cell table:formula="of:=[.AC301]/[.AD30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2]+[.C302]+[.D302]+[.E302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2]+[.O302]*2" office:value-type="float" office:value="60" calcext:value-type="float">
            <text:p>6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2]+8)^2)/5)*10" office:value-type="float" office:value="2450" calcext:value-type="float">
            <text:p>2450</text:p>
          </table:table-cell>
          <table:table-cell table:formula="of:=((([.$F302]+8)*2)^2)/([.$F302]+60)" office:value-type="float" office:value="56.3218390804598" calcext:value-type="float">
            <text:p>56.3218390804598</text:p>
          </table:table-cell>
          <table:table-cell table:formula="of:=[.AC302]/[.AD302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3]+[.C303]+[.D303]+[.E30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4" calcext:value-type="float">
            <text:p>54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3]+8)^2)/5)*10" office:value-type="float" office:value="1922" calcext:value-type="float">
            <text:p>1922</text:p>
          </table:table-cell>
          <table:table-cell table:formula="of:=((([.$F303]+8)*2)^2)/([.$F303]+60)" office:value-type="float" office:value="46.3132530120482" calcext:value-type="float">
            <text:p>46.3132530120482</text:p>
          </table:table-cell>
          <table:table-cell table:formula="of:=[.AC303]/[.AD303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4]+[.C304]+[.D304]+[.E30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55" calcext:value-type="float">
            <text:p>5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4]+8)^2)/5)*10" office:value-type="float" office:value="2048" calcext:value-type="float">
            <text:p>2048</text:p>
          </table:table-cell>
          <table:table-cell table:formula="of:=((([.$F304]+8)*2)^2)/([.$F304]+60)" office:value-type="float" office:value="48.7619047619048" calcext:value-type="float">
            <text:p>48.7619047619048</text:p>
          </table:table-cell>
          <table:table-cell table:formula="of:=[.AC304]/[.AD304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5]+[.O305]*2" office:value-type="float" office:value="64" calcext:value-type="float">
            <text:p>64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5]+8)^2)/5)*10" office:value-type="float" office:value="3872" calcext:value-type="float">
            <text:p>3872</text:p>
          </table:table-cell>
          <table:table-cell table:formula="of:=((([.$F305]+8)*2)^2)/([.$F305]+60)" office:value-type="float" office:value="80.6666666666667" calcext:value-type="float">
            <text:p>80.6666666666667</text:p>
          </table:table-cell>
          <table:table-cell table:formula="of:=[.AC305]/[.AD30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6]+[.C306]+[.D306]+[.E306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6]+[.O306]*2" office:value-type="float" office:value="44" calcext:value-type="float">
            <text:p>4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6]+8)^2)/5)*10" office:value-type="float" office:value="578" calcext:value-type="float">
            <text:p>578</text:p>
          </table:table-cell>
          <table:table-cell table:formula="of:=((([.$F306]+8)*2)^2)/([.$F306]+60)" office:value-type="float" office:value="16.7536231884058" calcext:value-type="float">
            <text:p>16.7536231884058</text:p>
          </table:table-cell>
          <table:table-cell table:formula="of:=[.AC306]/[.AD306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7]+[.C307]+[.D307]+[.E307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7]+[.O307]*2" office:value-type="float" office:value="48" calcext:value-type="float">
            <text:p>48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6" calcext:value-type="float">
            <text:p>6</text:p>
          </table:table-cell>
          <table:table-cell table:number-columns-repeated="2"/>
          <table:table-cell table:style-name="ce17" table:formula="of:=((([.$F307]+8)^2)/5)*10" office:value-type="float" office:value="882" calcext:value-type="float">
            <text:p>882</text:p>
          </table:table-cell>
          <table:table-cell table:formula="of:=((([.$F307]+8)*2)^2)/([.$F307]+60)" office:value-type="float" office:value="24.1643835616438" calcext:value-type="float">
            <text:p>24.1643835616438</text:p>
          </table:table-cell>
          <table:table-cell table:formula="of:=[.AC307]/[.AD307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8]+[.C308]+[.D308]+[.E308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8]+[.O308]*2" office:value-type="float" office:value="49" calcext:value-type="float">
            <text:p>49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8]+8)^2)/5)*10" office:value-type="float" office:value="1250" calcext:value-type="float">
            <text:p>1250</text:p>
          </table:table-cell>
          <table:table-cell table:formula="of:=((([.$F308]+8)*2)^2)/([.$F308]+60)" office:value-type="float" office:value="32.4675324675325" calcext:value-type="float">
            <text:p>32.4675324675325</text:p>
          </table:table-cell>
          <table:table-cell table:formula="of:=[.AC308]/[.AD308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9]+[.C309]+[.D309]+[.E309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9]+[.O309]*2" office:value-type="float" office:value="43" calcext:value-type="float">
            <text:p>43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09]+8)^2)/5)*10" office:value-type="float" office:value="882" calcext:value-type="float">
            <text:p>882</text:p>
          </table:table-cell>
          <table:table-cell table:formula="of:=((([.$F309]+8)*2)^2)/([.$F309]+60)" office:value-type="float" office:value="24.1643835616438" calcext:value-type="float">
            <text:p>24.1643835616438</text:p>
          </table:table-cell>
          <table:table-cell table:formula="of:=[.AC309]/[.AD309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0]+[.C310]+[.D310]+[.E310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0]+[.O310]*2" office:value-type="float" office:value="44" calcext:value-type="float">
            <text:p>4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0]+8)^2)/5)*10" office:value-type="float" office:value="722" calcext:value-type="float">
            <text:p>722</text:p>
          </table:table-cell>
          <table:table-cell table:formula="of:=((([.$F310]+8)*2)^2)/([.$F310]+60)" office:value-type="float" office:value="20.3380281690141" calcext:value-type="float">
            <text:p>20.3380281690141</text:p>
          </table:table-cell>
          <table:table-cell table:formula="of:=[.AC310]/[.AD310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1]+[.C311]+[.D311]+[.E311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1]+[.O311]*2" office:value-type="float" office:value="53" calcext:value-type="float">
            <text:p>53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1]+8)^2)/5)*10" office:value-type="float" office:value="2738" calcext:value-type="float">
            <text:p>2738</text:p>
          </table:table-cell>
          <table:table-cell table:formula="of:=((([.$F311]+8)*2)^2)/([.$F311]+60)" office:value-type="float" office:value="61.5280898876405" calcext:value-type="float">
            <text:p>61.5280898876405</text:p>
          </table:table-cell>
          <table:table-cell table:formula="of:=[.AC311]/[.AD311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2]+[.C312]+[.D312]+[.E312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2]+[.O312]*2" office:value-type="float" office:value="46" calcext:value-type="float">
            <text:p>46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2]+8)^2)/5)*10" office:value-type="float" office:value="648" calcext:value-type="float">
            <text:p>648</text:p>
          </table:table-cell>
          <table:table-cell table:formula="of:=((([.$F312]+8)*2)^2)/([.$F312]+60)" office:value-type="float" office:value="18.5142857142857" calcext:value-type="float">
            <text:p>18.5142857142857</text:p>
          </table:table-cell>
          <table:table-cell table:formula="of:=[.AC312]/[.AD312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3]+[.C313]+[.D313]+[.E313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3]+[.O313]*2" office:value-type="float" office:value="45" calcext:value-type="float">
            <text:p>45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3]+8)^2)/5)*10" office:value-type="float" office:value="882" calcext:value-type="float">
            <text:p>882</text:p>
          </table:table-cell>
          <table:table-cell table:formula="of:=((([.$F313]+8)*2)^2)/([.$F313]+60)" office:value-type="float" office:value="24.1643835616438" calcext:value-type="float">
            <text:p>24.1643835616438</text:p>
          </table:table-cell>
          <table:table-cell table:formula="of:=[.AC313]/[.AD313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4]+[.C314]+[.D314]+[.E314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4]+[.O314]*2" office:value-type="float" office:value="44" calcext:value-type="float">
            <text:p>44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4]+8)^2)/5)*10" office:value-type="float" office:value="968" calcext:value-type="float">
            <text:p>968</text:p>
          </table:table-cell>
          <table:table-cell table:formula="of:=((([.$F314]+8)*2)^2)/([.$F314]+60)" office:value-type="float" office:value="26.1621621621622" calcext:value-type="float">
            <text:p>26.1621621621622</text:p>
          </table:table-cell>
          <table:table-cell table:formula="of:=[.AC314]/[.AD314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5]+[.C315]+[.D315]+[.E315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5]+[.O315]*2" office:value-type="float" office:value="52" calcext:value-type="float">
            <text:p>52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5]+8)^2)/5)*10" office:value-type="float" office:value="1568" calcext:value-type="float">
            <text:p>1568</text:p>
          </table:table-cell>
          <table:table-cell table:formula="of:=((([.$F315]+8)*2)^2)/([.$F315]+60)" office:value-type="float" office:value="39.2" calcext:value-type="float">
            <text:p>39.2</text:p>
          </table:table-cell>
          <table:table-cell table:formula="of:=[.AC315]/[.AD315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6]+[.C316]+[.D316]+[.E316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6]+[.O316]*2" office:value-type="float" office:value="49" calcext:value-type="float">
            <text:p>49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6]+8)^2)/5)*10" office:value-type="float" office:value="1682" calcext:value-type="float">
            <text:p>1682</text:p>
          </table:table-cell>
          <table:table-cell table:formula="of:=((([.$F316]+8)*2)^2)/([.$F316]+60)" office:value-type="float" office:value="41.5308641975309" calcext:value-type="float">
            <text:p>41.5308641975309</text:p>
          </table:table-cell>
          <table:table-cell table:formula="of:=[.AC316]/[.AD316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7]+[.C317]+[.D317]+[.E317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7]+[.O317]*2" office:value-type="float" office:value="57" calcext:value-type="float">
            <text:p>57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7]+8)^2)/5)*10" office:value-type="float" office:value="3528" calcext:value-type="float">
            <text:p>3528</text:p>
          </table:table-cell>
          <table:table-cell table:formula="of:=((([.$F317]+8)*2)^2)/([.$F317]+60)" office:value-type="float" office:value="75.063829787234" calcext:value-type="float">
            <text:p>75.063829787234</text:p>
          </table:table-cell>
          <table:table-cell table:formula="of:=[.AC317]/[.AD317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8]+[.O318]*2" office:value-type="float" office:value="44" calcext:value-type="float">
            <text:p>44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8]+8)^2)/5)*10" office:value-type="float" office:value="512" calcext:value-type="float">
            <text:p>512</text:p>
          </table:table-cell>
          <table:table-cell table:formula="of:=((([.$F318]+8)*2)^2)/([.$F318]+60)" office:value-type="float" office:value="15.0588235294118" calcext:value-type="float">
            <text:p>15.0588235294118</text:p>
          </table:table-cell>
          <table:table-cell table:formula="of:=[.AC318]/[.AD318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9]+[.C319]+[.D319]+[.E319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9]+[.O319]*2" office:value-type="float" office:value="47" calcext:value-type="float">
            <text:p>47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19]+8)^2)/5)*10" office:value-type="float" office:value="1250" calcext:value-type="float">
            <text:p>1250</text:p>
          </table:table-cell>
          <table:table-cell table:formula="of:=((([.$F319]+8)*2)^2)/([.$F319]+60)" office:value-type="float" office:value="32.4675324675325" calcext:value-type="float">
            <text:p>32.4675324675325</text:p>
          </table:table-cell>
          <table:table-cell table:formula="of:=[.AC319]/[.AD319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0]+[.C320]+[.D320]+[.E320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0]+[.O320]*2" office:value-type="float" office:value="44" calcext:value-type="float">
            <text:p>44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0]+8)^2)/5)*10" office:value-type="float" office:value="1058" calcext:value-type="float">
            <text:p>1058</text:p>
          </table:table-cell>
          <table:table-cell table:formula="of:=((([.$F320]+8)*2)^2)/([.$F320]+60)" office:value-type="float" office:value="28.2133333333333" calcext:value-type="float">
            <text:p>28.2133333333333</text:p>
          </table:table-cell>
          <table:table-cell table:formula="of:=[.AC320]/[.AD320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1]+[.C321]+[.D321]+[.E321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1]+[.O321]*2" office:value-type="float" office:value="51" calcext:value-type="float">
            <text:p>51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1]+8)^2)/5)*10" office:value-type="float" office:value="1800" calcext:value-type="float">
            <text:p>1800</text:p>
          </table:table-cell>
          <table:table-cell table:formula="of:=((([.$F321]+8)*2)^2)/([.$F321]+60)" office:value-type="float" office:value="43.9024390243903" calcext:value-type="float">
            <text:p>43.9024390243903</text:p>
          </table:table-cell>
          <table:table-cell table:formula="of:=[.AC321]/[.AD321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2]+[.C322]+[.D322]+[.E322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2]+[.O322]*2" office:value-type="float" office:value="55" calcext:value-type="float">
            <text:p>55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2]+8)^2)/5)*10" office:value-type="float" office:value="1152" calcext:value-type="float">
            <text:p>1152</text:p>
          </table:table-cell>
          <table:table-cell table:formula="of:=((([.$F322]+8)*2)^2)/([.$F322]+60)" office:value-type="float" office:value="30.3157894736842" calcext:value-type="float">
            <text:p>30.3157894736842</text:p>
          </table:table-cell>
          <table:table-cell table:formula="of:=[.AC322]/[.AD322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3]+[.C323]+[.D323]+[.E323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3]+[.O323]*2" office:value-type="float" office:value="59" calcext:value-type="float">
            <text:p>59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6" calcext:value-type="float">
            <text:p>6</text:p>
          </table:table-cell>
          <table:table-cell table:number-columns-repeated="2"/>
          <table:table-cell table:style-name="ce17" table:formula="of:=((([.$F323]+8)^2)/5)*10" office:value-type="float" office:value="3200" calcext:value-type="float">
            <text:p>3200</text:p>
          </table:table-cell>
          <table:table-cell table:formula="of:=((([.$F323]+8)*2)^2)/([.$F323]+60)" office:value-type="float" office:value="69.5652173913043" calcext:value-type="float">
            <text:p>69.5652173913043</text:p>
          </table:table-cell>
          <table:table-cell table:formula="of:=[.AC323]/[.AD323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6]+[.C326]+[.D326]+[.E326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6]+[.O326]*2" office:value-type="float" office:value="54" calcext:value-type="float">
            <text:p>54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6]+8)^2)/5)*10" office:value-type="float" office:value="1922" calcext:value-type="float">
            <text:p>1922</text:p>
          </table:table-cell>
          <table:table-cell table:formula="of:=((([.$F326]+8)*2)^2)/([.$F326]+60)" office:value-type="float" office:value="46.3132530120482" calcext:value-type="float">
            <text:p>46.3132530120482</text:p>
          </table:table-cell>
          <table:table-cell table:formula="of:=[.AC326]/[.AD326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7]+[.C327]+[.D327]+[.E327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7]+[.O327]*2" office:value-type="float" office:value="71" calcext:value-type="float">
            <text:p>71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7]+8)^2)/5)*10" office:value-type="float" office:value="4608" calcext:value-type="float">
            <text:p>4608</text:p>
          </table:table-cell>
          <table:table-cell table:formula="of:=((([.$F327]+8)*2)^2)/([.$F327]+60)" office:value-type="float" office:value="92.16" calcext:value-type="float">
            <text:p>92.16</text:p>
          </table:table-cell>
          <table:table-cell table:formula="of:=[.AC327]/[.AD327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8]+[.C328]+[.D328]+[.E328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8]+[.O328]*2" office:value-type="float" office:value="58" calcext:value-type="float">
            <text:p>58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8]+8)^2)/5)*10" office:value-type="float" office:value="2888" calcext:value-type="float">
            <text:p>2888</text:p>
          </table:table-cell>
          <table:table-cell table:formula="of:=((([.$F328]+8)*2)^2)/([.$F328]+60)" office:value-type="float" office:value="64.1777777777778" calcext:value-type="float">
            <text:p>64.1777777777778</text:p>
          </table:table-cell>
          <table:table-cell table:formula="of:=[.AC328]/[.AD32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29]+[.C329]+[.D329]+[.E329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9]+[.O329]*2" office:value-type="float" office:value="67" calcext:value-type="float">
            <text:p>67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29]+8)^2)/5)*10" office:value-type="float" office:value="4232" calcext:value-type="float">
            <text:p>4232</text:p>
          </table:table-cell>
          <table:table-cell table:formula="of:=((([.$F329]+8)*2)^2)/([.$F329]+60)" office:value-type="float" office:value="86.3673469387755" calcext:value-type="float">
            <text:p>86.3673469387755</text:p>
          </table:table-cell>
          <table:table-cell table:formula="of:=[.AC329]/[.AD329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0]+[.C330]+[.D330]+[.E330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0]+[.O330]*2" office:value-type="float" office:value="49" calcext:value-type="float">
            <text:p>49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0]+8)^2)/5)*10" office:value-type="float" office:value="1352" calcext:value-type="float">
            <text:p>1352</text:p>
          </table:table-cell>
          <table:table-cell table:formula="of:=((([.$F330]+8)*2)^2)/([.$F330]+60)" office:value-type="float" office:value="34.6666666666667" calcext:value-type="float">
            <text:p>34.6666666666667</text:p>
          </table:table-cell>
          <table:table-cell table:formula="of:=[.AC330]/[.AD33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1]+[.C331]+[.D331]+[.E331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1]+[.O331]*2" office:value-type="float" office:value="65" calcext:value-type="float">
            <text:p>65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1]+8)^2)/5)*10" office:value-type="float" office:value="4418" calcext:value-type="float">
            <text:p>4418</text:p>
          </table:table-cell>
          <table:table-cell table:formula="of:=((([.$F331]+8)*2)^2)/([.$F331]+60)" office:value-type="float" office:value="89.2525252525252" calcext:value-type="float">
            <text:p>89.2525252525252</text:p>
          </table:table-cell>
          <table:table-cell table:formula="of:=[.AC331]/[.AD33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2]+[.C332]+[.D332]+[.E332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7" calcext:value-type="float">
            <text:p>5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2]+8)^2)/5)*10" office:value-type="float" office:value="3872" calcext:value-type="float">
            <text:p>3872</text:p>
          </table:table-cell>
          <table:table-cell table:formula="of:=((([.$F332]+8)*2)^2)/([.$F332]+60)" office:value-type="float" office:value="80.6666666666667" calcext:value-type="float">
            <text:p>80.6666666666667</text:p>
          </table:table-cell>
          <table:table-cell table:formula="of:=[.AC332]/[.AD33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3]+[.C333]+[.D333]+[.E333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3]+[.O333]*2" office:value-type="float" office:value="63" calcext:value-type="float">
            <text:p>63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3]+8)^2)/5)*10" office:value-type="float" office:value="3872" calcext:value-type="float">
            <text:p>3872</text:p>
          </table:table-cell>
          <table:table-cell table:formula="of:=((([.$F333]+8)*2)^2)/([.$F333]+60)" office:value-type="float" office:value="80.6666666666667" calcext:value-type="float">
            <text:p>80.6666666666667</text:p>
          </table:table-cell>
          <table:table-cell table:formula="of:=[.AC333]/[.AD333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4]+[.C334]+[.D334]+[.E334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4]+[.O334]*2" office:value-type="float" office:value="56" calcext:value-type="float">
            <text:p>56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4]+8)^2)/5)*10" office:value-type="float" office:value="4050" calcext:value-type="float">
            <text:p>4050</text:p>
          </table:table-cell>
          <table:table-cell table:formula="of:=((([.$F334]+8)*2)^2)/([.$F334]+60)" office:value-type="float" office:value="83.5051546391753" calcext:value-type="float">
            <text:p>83.5051546391753</text:p>
          </table:table-cell>
          <table:table-cell table:formula="of:=[.AC334]/[.AD334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60" calcext:value-type="float">
            <text:p>60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5]+8)^2)/5)*10" office:value-type="float" office:value="4232" calcext:value-type="float">
            <text:p>4232</text:p>
          </table:table-cell>
          <table:table-cell table:formula="of:=((([.$F335]+8)*2)^2)/([.$F335]+60)" office:value-type="float" office:value="86.3673469387755" calcext:value-type="float">
            <text:p>86.3673469387755</text:p>
          </table:table-cell>
          <table:table-cell table:formula="of:=[.AC335]/[.AD33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6]+[.C336]+[.D336]+[.E336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6]+[.O336]*2" office:value-type="float" office:value="63" calcext:value-type="float">
            <text:p>63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6]+8)^2)/5)*10" office:value-type="float" office:value="4418" calcext:value-type="float">
            <text:p>4418</text:p>
          </table:table-cell>
          <table:table-cell table:formula="of:=((([.$F336]+8)*2)^2)/([.$F336]+60)" office:value-type="float" office:value="89.2525252525252" calcext:value-type="float">
            <text:p>89.2525252525252</text:p>
          </table:table-cell>
          <table:table-cell table:formula="of:=[.AC336]/[.AD336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7]+[.C337]+[.D337]+[.E337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7]+[.O337]*2" office:value-type="float" office:value="62" calcext:value-type="float">
            <text:p>62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7]+8)^2)/5)*10" office:value-type="float" office:value="3872" calcext:value-type="float">
            <text:p>3872</text:p>
          </table:table-cell>
          <table:table-cell table:formula="of:=((([.$F337]+8)*2)^2)/([.$F337]+60)" office:value-type="float" office:value="80.6666666666667" calcext:value-type="float">
            <text:p>80.6666666666667</text:p>
          </table:table-cell>
          <table:table-cell table:formula="of:=[.AC337]/[.AD337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8]+[.C338]+[.D338]+[.E338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8]+[.O338]*2" office:value-type="float" office:value="53" calcext:value-type="float">
            <text:p>5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8]+8)^2)/5)*10" office:value-type="float" office:value="1152" calcext:value-type="float">
            <text:p>1152</text:p>
          </table:table-cell>
          <table:table-cell table:formula="of:=((([.$F338]+8)*2)^2)/([.$F338]+60)" office:value-type="float" office:value="30.3157894736842" calcext:value-type="float">
            <text:p>30.3157894736842</text:p>
          </table:table-cell>
          <table:table-cell table:formula="of:=[.AC338]/[.AD33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9]+[.C339]+[.D339]+[.E339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9]+[.O339]*2" office:value-type="float" office:value="64" calcext:value-type="float">
            <text:p>6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39]+8)^2)/5)*10" office:value-type="float" office:value="2888" calcext:value-type="float">
            <text:p>2888</text:p>
          </table:table-cell>
          <table:table-cell table:formula="of:=((([.$F339]+8)*2)^2)/([.$F339]+60)" office:value-type="float" office:value="64.1777777777778" calcext:value-type="float">
            <text:p>64.1777777777778</text:p>
          </table:table-cell>
          <table:table-cell table:formula="of:=[.AC339]/[.AD339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0]+[.C340]+[.D340]+[.E34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0]+[.O340]*2" office:value-type="float" office:value="57" calcext:value-type="float">
            <text:p>57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0]+8)^2)/5)*10" office:value-type="float" office:value="3042" calcext:value-type="float">
            <text:p>3042</text:p>
          </table:table-cell>
          <table:table-cell table:formula="of:=((([.$F340]+8)*2)^2)/([.$F340]+60)" office:value-type="float" office:value="66.8571428571429" calcext:value-type="float">
            <text:p>66.8571428571429</text:p>
          </table:table-cell>
          <table:table-cell table:formula="of:=[.AC340]/[.AD34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1]+[.C341]+[.D341]+[.E341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1]+[.O341]*2" office:value-type="float" office:value="58" calcext:value-type="float">
            <text:p>58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1]+8)^2)/5)*10" office:value-type="float" office:value="3362" calcext:value-type="float">
            <text:p>3362</text:p>
          </table:table-cell>
          <table:table-cell table:formula="of:=((([.$F341]+8)*2)^2)/([.$F341]+60)" office:value-type="float" office:value="72.3010752688172" calcext:value-type="float">
            <text:p>72.3010752688172</text:p>
          </table:table-cell>
          <table:table-cell table:formula="of:=[.AC341]/[.AD341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2]+[.O342]*2" office:value-type="float" office:value="67" calcext:value-type="float">
            <text:p>67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3]+[.O343]*2" office:value-type="float" office:value="64" calcext:value-type="float">
            <text:p>6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6" calcext:value-type="float">
            <text:p>6</text:p>
          </table:table-cell>
          <table:table-cell table:number-columns-repeated="2"/>
          <table:table-cell table:style-name="ce17" table:formula="of:=((([.$F343]+8)^2)/5)*10" office:value-type="float" office:value="4608" calcext:value-type="float">
            <text:p>4608</text:p>
          </table:table-cell>
          <table:table-cell table:formula="of:=((([.$F343]+8)*2)^2)/([.$F343]+60)" office:value-type="float" office:value="92.16" calcext:value-type="float">
            <text:p>92.16</text:p>
          </table:table-cell>
          <table:table-cell table:formula="of:=[.AC343]/[.AD343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4]+[.C344]+[.D344]+[.E344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45" calcext:value-type="float">
            <text:p>45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4]+8)^2)/5)*10" office:value-type="float" office:value="450" calcext:value-type="float">
            <text:p>450</text:p>
          </table:table-cell>
          <table:table-cell table:formula="of:=((([.$F344]+8)*2)^2)/([.$F344]+60)" office:value-type="float" office:value="24.3243243243243" calcext:value-type="float">
            <text:p>24.3243243243243</text:p>
          </table:table-cell>
          <table:table-cell table:formula="of:=[.AC344]/[.AD3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5]+[.C345]+[.D345]+[.E345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5]+[.O345]*2" office:value-type="float" office:value="45" calcext:value-type="float">
            <text:p>45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5]+8)^2)/5)*10" office:value-type="float" office:value="450" calcext:value-type="float">
            <text:p>450</text:p>
          </table:table-cell>
          <table:table-cell table:formula="of:=((([.$F345]+8)*2)^2)/([.$F345]+60)" office:value-type="float" office:value="24.3243243243243" calcext:value-type="float">
            <text:p>24.3243243243243</text:p>
          </table:table-cell>
          <table:table-cell table:formula="of:=[.AC345]/[.AD34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6]+[.C346]+[.D346]+[.E346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6]+8)^2)/5)*10" office:value-type="float" office:value="4050" calcext:value-type="float">
            <text:p>4050</text:p>
          </table:table-cell>
          <table:table-cell table:formula="of:=((([.$F346]+8)*2)^2)/([.$F346]+60)" office:value-type="float" office:value="83.5051546391753" calcext:value-type="float">
            <text:p>83.5051546391753</text:p>
          </table:table-cell>
          <table:table-cell table:formula="of:=[.AC346]/[.AD346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7]+[.C347]+[.D347]+[.E347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7]+[.O347]*2" office:value-type="float" office:value="72" calcext:value-type="float">
            <text:p>72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7]+8)^2)/5)*10" office:value-type="float" office:value="4232" calcext:value-type="float">
            <text:p>4232</text:p>
          </table:table-cell>
          <table:table-cell table:formula="of:=((([.$F347]+8)*2)^2)/([.$F347]+60)" office:value-type="float" office:value="86.3673469387755" calcext:value-type="float">
            <text:p>86.3673469387755</text:p>
          </table:table-cell>
          <table:table-cell table:formula="of:=[.AC347]/[.AD347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8]+[.C348]+[.D348]+[.E348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8]+[.O348]*2" office:value-type="float" office:value="61" calcext:value-type="float">
            <text:p>61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8]+8)^2)/5)*10" office:value-type="float" office:value="4418" calcext:value-type="float">
            <text:p>4418</text:p>
          </table:table-cell>
          <table:table-cell table:formula="of:=((([.$F348]+8)*2)^2)/([.$F348]+60)" office:value-type="float" office:value="89.2525252525252" calcext:value-type="float">
            <text:p>89.2525252525252</text:p>
          </table:table-cell>
          <table:table-cell table:formula="of:=[.AC348]/[.AD348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9]+[.O349]*2" office:value-type="float" office:value="67" calcext:value-type="float">
            <text:p>67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49]+8)^2)/5)*10" office:value-type="float" office:value="4802" calcext:value-type="float">
            <text:p>4802</text:p>
          </table:table-cell>
          <table:table-cell table:formula="of:=((([.$F349]+8)*2)^2)/([.$F349]+60)" office:value-type="float" office:value="95.0891089108911" calcext:value-type="float">
            <text:p>95.0891089108911</text:p>
          </table:table-cell>
          <table:table-cell table:formula="of:=[.AC349]/[.AD349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0]+[.O350]*2" office:value-type="float" office:value="66" calcext:value-type="float">
            <text:p>66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0]+8)^2)/5)*10" office:value-type="float" office:value="5202" calcext:value-type="float">
            <text:p>5202</text:p>
          </table:table-cell>
          <table:table-cell table:formula="of:=((([.$F350]+8)*2)^2)/([.$F350]+60)" office:value-type="float" office:value="101.009708737864" calcext:value-type="float">
            <text:p>101.009708737864</text:p>
          </table:table-cell>
          <table:table-cell table:formula="of:=[.AC350]/[.AD350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9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1" table:display-filter-buttons="true" table:on-update-keep-styles="true" table:on-update-keep-size="false" table:orientation="column">
          <table:filter>
            <table:filter-and>
              <table:filter-condition table:field-number="27" table:value="Common" table:operator="=">
                <table:filter-set-item table:value="Common"/>
                <table:filter-set-item table:value="Levy"/>
              </table:filter-condition>
              <table:filter-condition table:field-number="25" table:value="Infantry" table:operator="=">
                <table:filter-set-item table:value="Infantry"/>
                <table:filter-set-item table:value="Skirmisher"/>
              </table:filter-condition>
            </table:filter-and>
          </table:filter>
        </table:database-range>
        <table:database-range table:name="Troops" table:target-range-address="Feuille1.A1:Feuille1.AF350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0:49:49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11-12T11:53:28.791000000</dc:date>
    <meta:editing-duration>P1DT10H7M29S</meta:editing-duration>
    <meta:editing-cycles>438</meta:editing-cycles>
    <meta:generator>LibreOffice/7.1.5.2$Windows_X86_64 LibreOffice_project/85f04e9f809797b8199d13c421bd8a2b025d52b5</meta:generator>
    <meta:document-statistic meta:table-count="2" meta:cell-count="7951" meta:object-count="0"/>
  </office:meta>
</office:document-meta>
</file>